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Nachlieli CLM" svg:font-family="Nachlieli CLM" style:font-family-generic="modern" style:font-pitch="variable" svg:panose-1="2 0 6 3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hlomo" svg:font-family="Shlomo" style:font-family-generic="system" style:font-pitch="variable" svg:panose-1="2 0 4 0 0 0 0 0 0 0"/>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Taamey Ashkenaz" svg:font-family="Taamey Ashkenaz"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Textbody" style:master-page-name="MP0" style:family="paragraph">
      <style:paragraph-properties fo:break-before="page" fo:text-align="center" style:writing-mode="rl-tb" fo:margin-bottom="0.0833in" fo:line-height="100%"/>
      <style:text-properties style:font-name="Taamey Ashkenaz" style:font-name-complex="Taamey Ashkenaz" fo:font-size="12pt" style:font-size-asian="12pt" style:font-size-complex="12pt"/>
    </style:style>
    <style:style style:name="P2" style:parent-style-name="Textbody" style:family="paragraph">
      <style:paragraph-properties fo:text-align="start" style:writing-mode="rl-tb" fo:margin-bottom="0.0833in" fo:line-height="100%"/>
    </style:style>
    <style:style style:name="T3" style:parent-style-name="DefaultParagraphFont" style:family="text">
      <style:text-properties style:font-name="Taamey Ashkenaz" style:font-name-complex="Taamey Ashkenaz" fo:font-size="12pt" style:font-size-asian="12pt" style:font-size-complex="12pt"/>
    </style:style>
    <style:style style:name="P4" style:parent-style-name="Textbody" style:family="paragraph">
      <style:paragraph-properties fo:text-align="center" style:writing-mode="rl-tb" fo:margin-bottom="0.0833in" fo:line-height="100%"/>
      <style:text-properties style:font-name="Taamey Ashkenaz" style:font-name-complex="Taamey Ashkenaz" fo:font-size="12pt" style:font-size-asian="12pt" style:font-size-complex="12pt"/>
    </style:style>
    <style:style style:name="P5" style:parent-style-name="Textbody" style:family="paragraph">
      <style:paragraph-properties style:writing-mode="rl-tb" fo:margin-bottom="0.0833in" fo:line-height="100%"/>
    </style:style>
    <style:style style:name="T6" style:parent-style-name="DefaultParagraphFont" style:family="text">
      <style:text-properties style:font-name="Taamey Ashkenaz" style:font-name-complex="Taamey Ashkenaz" fo:font-size="12pt" style:font-size-asian="12pt" style:font-size-complex="12pt"/>
    </style:style>
    <style:style style:name="P7" style:parent-style-name="Textbody" style:family="paragraph">
      <style:paragraph-properties fo:text-align="start" style:writing-mode="rl-tb" fo:margin-bottom="0.0833in" fo:line-height="100%"/>
      <style:text-properties style:font-name="Taamey Ashkenaz" style:font-name-complex="Taamey Ashkenaz" fo:font-size="12pt" style:font-size-asian="12pt" style:font-size-complex="12pt"/>
    </style:style>
    <style:style style:name="P8" style:parent-style-name="Textbody" style:family="paragraph">
      <style:paragraph-properties fo:text-align="start" style:writing-mode="rl-tb" fo:margin-bottom="0.0833in" fo:line-height="100%"/>
    </style:style>
    <style:style style:name="T9" style:parent-style-name="DefaultParagraphFont" style:family="text">
      <style:text-properties style:font-name="Taamey Ashkenaz" style:font-name-complex="Taamey Ashkenaz" fo:font-size="12pt" style:font-size-asian="12pt" style:font-size-complex="12pt"/>
    </style:style>
    <style:style style:name="P10" style:parent-style-name="Textbody" style:family="paragraph">
      <style:paragraph-properties fo:text-align="start" style:writing-mode="rl-tb" fo:margin-bottom="0.0833in" fo:line-height="100%"/>
    </style:style>
    <style:style style:name="T11" style:parent-style-name="DefaultParagraphFont" style:family="text">
      <style:text-properties style:font-name="Taamey Ashkenaz" style:font-name-complex="Taamey Ashkenaz" fo:font-size="12pt" style:font-size-asian="12pt" style:font-size-complex="12pt"/>
    </style:style>
    <style:style style:name="T12" style:parent-style-name="DefaultParagraphFont" style:family="text">
      <style:text-properties style:font-name="Taamey Ashkenaz" style:font-name-complex="Taamey Ashkenaz" fo:font-size="12pt" style:font-size-asian="12pt" style:font-size-complex="12pt"/>
    </style:style>
    <style:style style:name="T13" style:parent-style-name="DefaultParagraphFont" style:family="text">
      <style:text-properties style:font-name="Taamey Ashkenaz" style:font-name-complex="Taamey Ashkenaz" fo:font-size="12pt" style:font-size-asian="12pt" style:font-size-complex="12pt"/>
    </style:style>
    <style:style style:name="T14" style:parent-style-name="DefaultParagraphFont" style:family="text">
      <style:text-properties style:font-name="Taamey Ashkenaz" style:font-name-complex="Taamey Ashkenaz" fo:font-size="12pt" style:font-size-asian="12pt" style:font-size-complex="12pt"/>
    </style:style>
    <style:style style:name="T15" style:parent-style-name="DefaultParagraphFont" style:family="text">
      <style:text-properties style:font-name="Taamey Ashkenaz" style:font-name-complex="Taamey Ashkenaz" fo:font-size="12pt" style:font-size-asian="12pt" style:font-size-complex="12pt"/>
    </style:style>
    <style:style style:name="P16" style:parent-style-name="Textbody" style:family="paragraph">
      <style:paragraph-properties fo:text-align="start" style:writing-mode="rl-tb" fo:margin-bottom="0.0833in" fo:line-height="100%"/>
    </style:style>
    <style:style style:name="T17" style:parent-style-name="DefaultParagraphFont" style:family="text">
      <style:text-properties style:font-name="Taamey Ashkenaz" style:font-name-complex="Taamey Ashkenaz" fo:font-size="12pt" style:font-size-asian="12pt" style:font-size-complex="12pt"/>
    </style:style>
    <style:style style:name="T18" style:parent-style-name="DefaultParagraphFont" style:family="text">
      <style:text-properties style:font-name="Taamey Ashkenaz" style:font-name-complex="Taamey Ashkenaz" fo:font-size="12pt" style:font-size-asian="12pt" style:font-size-complex="12pt"/>
    </style:style>
    <style:style style:name="T19" style:parent-style-name="DefaultParagraphFont" style:family="text">
      <style:text-properties style:font-name="Taamey Ashkenaz" style:font-name-complex="Taamey Ashkenaz" fo:font-size="12pt" style:font-size-asian="12pt" style:font-size-complex="12pt"/>
    </style:style>
    <style:style style:name="T20" style:parent-style-name="DefaultParagraphFont" style:family="text">
      <style:text-properties style:font-name="Taamey Ashkenaz" style:font-name-complex="Taamey Ashkenaz" fo:font-size="12pt" style:font-size-asian="12pt" style:font-size-complex="12pt"/>
    </style:style>
    <style:style style:name="T21" style:parent-style-name="DefaultParagraphFont" style:family="text">
      <style:text-properties style:font-name="Taamey Ashkenaz" style:font-name-complex="Taamey Ashkenaz" fo:font-size="12pt" style:font-size-asian="12pt" style:font-size-complex="12pt"/>
    </style:style>
    <style:style style:name="T22" style:parent-style-name="DefaultParagraphFont" style:family="text">
      <style:text-properties style:font-name="Taamey Ashkenaz" style:font-name-complex="Taamey Ashkenaz" fo:font-size="12pt" style:font-size-asian="12pt" style:font-size-complex="12pt"/>
    </style:style>
    <style:style style:name="T23" style:parent-style-name="DefaultParagraphFont" style:family="text">
      <style:text-properties style:font-name="Taamey Ashkenaz" style:font-name-complex="Taamey Ashkenaz" fo:font-size="12pt" style:font-size-asian="12pt" style:font-size-complex="12pt"/>
    </style:style>
    <style:style style:name="P24" style:parent-style-name="Textbody" style:family="paragraph">
      <style:paragraph-properties fo:text-align="start" style:writing-mode="rl-tb" fo:margin-bottom="0.0833in" fo:line-height="100%"/>
    </style:style>
    <style:style style:name="T25" style:parent-style-name="DefaultParagraphFont" style:family="text">
      <style:text-properties style:font-name="Taamey Ashkenaz" style:font-name-complex="Taamey Ashkenaz" fo:font-size="12pt" style:font-size-asian="12pt" style:font-size-complex="12pt"/>
    </style:style>
    <style:style style:name="T26" style:parent-style-name="DefaultParagraphFont" style:family="text">
      <style:text-properties style:font-name="Taamey Ashkenaz" style:font-name-complex="Taamey Ashkenaz" fo:font-size="12pt" style:font-size-asian="12pt" style:font-size-complex="12pt"/>
    </style:style>
    <style:style style:name="T27" style:parent-style-name="DefaultParagraphFont" style:family="text">
      <style:text-properties style:font-name="Taamey Ashkenaz" style:font-name-complex="Taamey Ashkenaz" fo:font-size="12pt" style:font-size-asian="12pt" style:font-size-complex="12pt"/>
    </style:style>
    <style:style style:name="T28" style:parent-style-name="DefaultParagraphFont" style:family="text">
      <style:text-properties style:font-name="Taamey Ashkenaz" style:font-name-complex="Taamey Ashkenaz" fo:font-size="12pt" style:font-size-asian="12pt" style:font-size-complex="12pt"/>
    </style:style>
    <style:style style:name="T29" style:parent-style-name="DefaultParagraphFont" style:family="text">
      <style:text-properties style:font-name="Taamey Ashkenaz" style:font-name-complex="Taamey Ashkenaz" fo:font-size="12pt" style:font-size-asian="12pt" style:font-size-complex="12pt"/>
    </style:style>
    <style:style style:name="T30" style:parent-style-name="DefaultParagraphFont" style:family="text">
      <style:text-properties style:font-name="Taamey Ashkenaz" style:font-name-complex="Taamey Ashkenaz" fo:font-size="12pt" style:font-size-asian="12pt" style:font-size-complex="12pt"/>
    </style:style>
    <style:style style:name="T31" style:parent-style-name="DefaultParagraphFont" style:family="text">
      <style:text-properties style:font-name="Taamey Ashkenaz" style:font-name-complex="Taamey Ashkenaz" fo:font-size="12pt" style:font-size-asian="12pt" style:font-size-complex="12pt"/>
    </style:style>
    <style:style style:name="T32" style:parent-style-name="DefaultParagraphFont" style:family="text">
      <style:text-properties style:font-name="Taamey Ashkenaz" style:font-name-complex="Taamey Ashkenaz" fo:font-size="12pt" style:font-size-asian="12pt" style:font-size-complex="12pt"/>
    </style:style>
    <style:style style:name="T33" style:parent-style-name="DefaultParagraphFont" style:family="text">
      <style:text-properties style:font-name="Taamey Ashkenaz" style:font-name-complex="Taamey Ashkenaz" fo:font-size="12pt" style:font-size-asian="12pt" style:font-size-complex="12pt"/>
    </style:style>
    <style:style style:name="T34" style:parent-style-name="DefaultParagraphFont" style:family="text">
      <style:text-properties style:font-name="Taamey Ashkenaz" style:font-name-complex="Taamey Ashkenaz" fo:font-size="12pt" style:font-size-asian="12pt" style:font-size-complex="12pt"/>
    </style:style>
    <style:style style:name="T35" style:parent-style-name="DefaultParagraphFont" style:family="text">
      <style:text-properties style:font-name="Taamey Ashkenaz" style:font-name-complex="Taamey Ashkenaz" fo:font-size="12pt" style:font-size-asian="12pt" style:font-size-complex="12pt"/>
    </style:style>
    <style:style style:name="P36" style:parent-style-name="Textbody" style:family="paragraph">
      <style:paragraph-properties fo:text-align="start" style:writing-mode="rl-tb" fo:margin-bottom="0.0833in" fo:line-height="100%"/>
    </style:style>
    <style:style style:name="T37" style:parent-style-name="DefaultParagraphFont" style:family="text">
      <style:text-properties style:font-name="Taamey Ashkenaz" style:font-name-complex="Taamey Ashkenaz" fo:font-size="12pt" style:font-size-asian="12pt" style:font-size-complex="12pt"/>
    </style:style>
    <style:style style:name="T38" style:parent-style-name="DefaultParagraphFont" style:family="text">
      <style:text-properties style:font-name="Taamey Ashkenaz" style:font-name-complex="Taamey Ashkenaz" fo:font-size="12pt" style:font-size-asian="12pt" style:font-size-complex="12pt"/>
    </style:style>
    <style:style style:name="T39" style:parent-style-name="DefaultParagraphFont" style:family="text">
      <style:text-properties style:font-name="Taamey Ashkenaz" style:font-name-complex="Taamey Ashkenaz" fo:font-size="12pt" style:font-size-asian="12pt" style:font-size-complex="12pt"/>
    </style:style>
    <style:style style:name="T40" style:parent-style-name="DefaultParagraphFont" style:family="text">
      <style:text-properties style:font-name="Taamey Ashkenaz" style:font-name-complex="Taamey Ashkenaz" fo:font-size="12pt" style:font-size-asian="12pt" style:font-size-complex="12pt"/>
    </style:style>
    <style:style style:name="T41" style:parent-style-name="DefaultParagraphFont" style:family="text">
      <style:text-properties style:font-name="Taamey Ashkenaz" style:font-name-complex="Taamey Ashkenaz" fo:font-size="12pt" style:font-size-asian="12pt" style:font-size-complex="12pt"/>
    </style:style>
    <style:style style:name="P42" style:parent-style-name="Textbody" style:family="paragraph">
      <style:paragraph-properties fo:text-align="start" style:writing-mode="rl-tb" fo:margin-bottom="0.0833in" fo:line-height="100%"/>
    </style:style>
    <style:style style:name="T43" style:parent-style-name="DefaultParagraphFont" style:family="text">
      <style:text-properties style:font-name="Taamey Ashkenaz" style:font-name-complex="Taamey Ashkenaz" fo:font-size="12pt" style:font-size-asian="12pt" style:font-size-complex="12pt"/>
    </style:style>
    <style:style style:name="T44" style:parent-style-name="DefaultParagraphFont" style:family="text">
      <style:text-properties style:font-name="Taamey Ashkenaz" style:font-name-complex="Taamey Ashkenaz" fo:font-size="12pt" style:font-size-asian="12pt" style:font-size-complex="12pt"/>
    </style:style>
    <style:style style:name="P45" style:parent-style-name="Textbody" style:family="paragraph">
      <style:paragraph-properties fo:text-align="start" style:writing-mode="rl-tb" fo:margin-bottom="0.0833in" fo:line-height="100%"/>
    </style:style>
    <style:style style:name="T46" style:parent-style-name="DefaultParagraphFont" style:family="text">
      <style:text-properties style:font-name="Taamey Ashkenaz" style:font-name-complex="Taamey Ashkenaz" fo:font-size="12pt" style:font-size-asian="12pt" style:font-size-complex="12pt"/>
    </style:style>
    <style:style style:name="P47" style:parent-style-name="Textbody" style:family="paragraph">
      <style:paragraph-properties fo:text-align="start" style:writing-mode="rl-tb" fo:margin-bottom="0.0833in" fo:line-height="100%"/>
    </style:style>
    <style:style style:name="T48" style:parent-style-name="DefaultParagraphFont" style:family="text">
      <style:text-properties style:font-name="Taamey Ashkenaz" style:font-name-complex="Taamey Ashkenaz" fo:font-size="12pt" style:font-size-asian="12pt" style:font-size-complex="12pt"/>
    </style:style>
    <style:style style:name="P49" style:parent-style-name="Textbody" style:family="paragraph">
      <style:paragraph-properties fo:text-align="start" style:writing-mode="rl-tb" fo:margin-bottom="0.0833in" fo:line-height="100%"/>
    </style:style>
    <style:style style:name="T50" style:parent-style-name="DefaultParagraphFont" style:family="text">
      <style:text-properties style:font-name="Taamey Ashkenaz" style:font-name-complex="Taamey Ashkenaz" fo:font-size="12pt" style:font-size-asian="12pt" style:font-size-complex="12pt"/>
    </style:style>
    <style:style style:name="T51" style:parent-style-name="DefaultParagraphFont" style:family="text">
      <style:text-properties style:font-name="Taamey Ashkenaz" style:font-name-complex="Taamey Ashkenaz" fo:font-size="12pt" style:font-size-asian="12pt" style:font-size-complex="12pt"/>
    </style:style>
    <style:style style:name="T52" style:parent-style-name="DefaultParagraphFont" style:family="text">
      <style:text-properties style:font-name="Taamey Ashkenaz" style:font-name-complex="Taamey Ashkenaz" fo:font-size="12pt" style:font-size-asian="12pt" style:font-size-complex="12pt"/>
    </style:style>
    <style:style style:name="T53" style:parent-style-name="DefaultParagraphFont" style:family="text">
      <style:text-properties style:font-name="Taamey Ashkenaz" style:font-name-complex="Taamey Ashkenaz" fo:font-size="12pt" style:font-size-asian="12pt" style:font-size-complex="12pt"/>
    </style:style>
    <style:style style:name="T54" style:parent-style-name="DefaultParagraphFont" style:family="text">
      <style:text-properties style:font-name="Taamey Ashkenaz" style:font-name-complex="Taamey Ashkenaz" fo:font-size="12pt" style:font-size-asian="12pt" style:font-size-complex="12pt"/>
    </style:style>
    <style:style style:name="T55" style:parent-style-name="DefaultParagraphFont" style:family="text">
      <style:text-properties style:font-name="Taamey Ashkenaz" style:font-name-complex="Taamey Ashkenaz" fo:font-size="12pt" style:font-size-asian="12pt" style:font-size-complex="12pt"/>
    </style:style>
    <style:style style:name="T56" style:parent-style-name="DefaultParagraphFont" style:family="text">
      <style:text-properties style:font-name="Taamey Ashkenaz" style:font-name-complex="Taamey Ashkenaz" fo:font-size="12pt" style:font-size-asian="12pt" style:font-size-complex="12pt"/>
    </style:style>
    <style:style style:name="T57" style:parent-style-name="DefaultParagraphFont" style:family="text">
      <style:text-properties style:font-name="Taamey Ashkenaz" style:font-name-complex="Taamey Ashkenaz" fo:font-size="12pt" style:font-size-asian="12pt" style:font-size-complex="12pt"/>
    </style:style>
    <style:style style:name="T58" style:parent-style-name="DefaultParagraphFont" style:family="text">
      <style:text-properties style:font-name="Taamey Ashkenaz" style:font-name-complex="Taamey Ashkenaz" fo:font-size="12pt" style:font-size-asian="12pt" style:font-size-complex="12pt"/>
    </style:style>
    <style:style style:name="T59" style:parent-style-name="DefaultParagraphFont" style:family="text">
      <style:text-properties style:font-name="Taamey Ashkenaz" style:font-name-complex="Taamey Ashkenaz" fo:font-size="12pt" style:font-size-asian="12pt" style:font-size-complex="12pt"/>
    </style:style>
    <style:style style:name="T60" style:parent-style-name="DefaultParagraphFont" style:family="text">
      <style:text-properties style:font-name="Taamey Ashkenaz" style:font-name-complex="Taamey Ashkenaz" fo:font-size="12pt" style:font-size-asian="12pt" style:font-size-complex="12pt"/>
    </style:style>
    <style:style style:name="T61" style:parent-style-name="DefaultParagraphFont" style:family="text">
      <style:text-properties style:font-name="Taamey Ashkenaz" style:font-name-complex="Taamey Ashkenaz" fo:font-size="12pt" style:font-size-asian="12pt" style:font-size-complex="12pt"/>
    </style:style>
    <style:style style:name="T62" style:parent-style-name="DefaultParagraphFont" style:family="text">
      <style:text-properties style:font-name="Taamey Ashkenaz" style:font-name-complex="Taamey Ashkenaz" fo:font-size="12pt" style:font-size-asian="12pt" style:font-size-complex="12pt"/>
    </style:style>
    <style:style style:name="T63" style:parent-style-name="DefaultParagraphFont" style:family="text">
      <style:text-properties style:font-name="Taamey Ashkenaz" style:font-name-complex="Taamey Ashkenaz" fo:font-size="12pt" style:font-size-asian="12pt" style:font-size-complex="12pt"/>
    </style:style>
    <style:style style:name="T64" style:parent-style-name="DefaultParagraphFont" style:family="text">
      <style:text-properties style:font-name="Taamey Ashkenaz" style:font-name-complex="Taamey Ashkenaz" fo:font-size="12pt" style:font-size-asian="12pt" style:font-size-complex="12pt"/>
    </style:style>
    <style:style style:name="T65" style:parent-style-name="DefaultParagraphFont" style:family="text">
      <style:text-properties style:font-name="Taamey Ashkenaz" style:font-name-complex="Taamey Ashkenaz" fo:font-size="12pt" style:font-size-asian="12pt" style:font-size-complex="12pt"/>
    </style:style>
    <style:style style:name="T66" style:parent-style-name="DefaultParagraphFont" style:family="text">
      <style:text-properties style:font-name="Taamey Ashkenaz" style:font-name-complex="Taamey Ashkenaz" fo:font-size="12pt" style:font-size-asian="12pt" style:font-size-complex="12pt"/>
    </style:style>
    <style:style style:name="T67" style:parent-style-name="DefaultParagraphFont" style:family="text">
      <style:text-properties style:font-name="Taamey Ashkenaz" style:font-name-complex="Taamey Ashkenaz" fo:font-size="12pt" style:font-size-asian="12pt" style:font-size-complex="12pt"/>
    </style:style>
    <style:style style:name="T68" style:parent-style-name="DefaultParagraphFont" style:family="text">
      <style:text-properties style:font-name="Taamey Ashkenaz" style:font-name-complex="Taamey Ashkenaz" fo:font-size="12pt" style:font-size-asian="12pt" style:font-size-complex="12pt"/>
    </style:style>
    <style:style style:name="P69" style:parent-style-name="Textbody" style:family="paragraph">
      <style:paragraph-properties fo:text-align="start" style:writing-mode="rl-tb" fo:margin-bottom="0.0833in" fo:line-height="100%"/>
    </style:style>
    <style:style style:name="T70" style:parent-style-name="DefaultParagraphFont" style:family="text">
      <style:text-properties style:font-name="Taamey Ashkenaz" style:font-name-complex="Taamey Ashkenaz" fo:font-size="12pt" style:font-size-asian="12pt" style:font-size-complex="12pt"/>
    </style:style>
    <style:style style:name="P71" style:parent-style-name="Textbody" style:family="paragraph">
      <style:paragraph-properties fo:text-align="center" style:writing-mode="rl-tb" fo:margin-bottom="0.0833in" fo:line-height="100%"/>
      <style:text-properties fo:font-size="12pt" style:font-size-asian="12pt" style:font-size-complex="12pt"/>
    </style:style>
    <style:style style:name="P72" style:parent-style-name="Textbody" style:family="paragraph">
      <style:paragraph-properties fo:text-align="start" style:writing-mode="rl-tb" fo:margin-bottom="0.0833in" fo:line-height="100%"/>
    </style:style>
    <style:style style:name="T73" style:parent-style-name="DefaultParagraphFont" style:family="text">
      <style:text-properties style:font-name="Taamey Ashkenaz" style:font-name-complex="Taamey Ashkenaz" fo:font-size="12pt" style:font-size-asian="12pt" style:font-size-complex="12pt"/>
    </style:style>
    <style:style style:name="T74" style:parent-style-name="DefaultParagraphFont" style:family="text">
      <style:text-properties style:font-name="Taamey Ashkenaz" style:font-name-complex="Taamey Ashkenaz" fo:font-size="12pt" style:font-size-asian="12pt" style:font-size-complex="12pt"/>
    </style:style>
    <style:style style:name="P75" style:parent-style-name="Textbody" style:family="paragraph">
      <style:paragraph-properties fo:text-align="start" style:writing-mode="rl-tb" fo:margin-bottom="0.0833in" fo:line-height="100%"/>
    </style:style>
    <style:style style:name="T76" style:parent-style-name="DefaultParagraphFont" style:family="text">
      <style:text-properties style:font-name="Taamey Ashkenaz" style:font-name-complex="Taamey Ashkenaz" fo:font-size="12pt" style:font-size-asian="12pt" style:font-size-complex="12pt"/>
    </style:style>
    <style:style style:name="T77" style:parent-style-name="DefaultParagraphFont" style:family="text">
      <style:text-properties style:font-name="Taamey Ashkenaz" style:font-name-complex="Taamey Ashkenaz" fo:font-size="12pt" style:font-size-asian="12pt" style:font-size-complex="12pt"/>
    </style:style>
    <style:style style:name="P78" style:parent-style-name="Textbody" style:family="paragraph">
      <style:paragraph-properties fo:text-align="center" style:writing-mode="rl-tb" fo:margin-bottom="0.0833in" fo:line-height="100%"/>
      <style:text-properties fo:font-size="12pt" style:font-size-asian="12pt" style:font-size-complex="12pt"/>
    </style:style>
    <style:style style:name="P79" style:parent-style-name="Textbody" style:family="paragraph">
      <style:paragraph-properties style:writing-mode="rl-tb" fo:margin-bottom="0.0833in" fo:line-height="100%"/>
    </style:style>
    <style:style style:name="T80" style:parent-style-name="DefaultParagraphFont" style:family="text">
      <style:text-properties style:font-name="Taamey Ashkenaz" style:font-name-complex="Taamey Ashkenaz" fo:font-size="12pt" style:font-size-asian="12pt" style:font-size-complex="12pt"/>
    </style:style>
    <style:style style:name="T81" style:parent-style-name="DefaultParagraphFont" style:family="text">
      <style:text-properties style:font-name="Taamey Ashkenaz" style:font-name-complex="Taamey Ashkenaz" fo:font-size="12pt" style:font-size-asian="12pt" style:font-size-complex="12pt"/>
    </style:style>
    <style:style style:name="T82" style:parent-style-name="DefaultParagraphFont" style:family="text">
      <style:text-properties style:font-name="Taamey Ashkenaz" style:font-name-complex="Taamey Ashkenaz" fo:font-size="12pt" style:font-size-asian="12pt" style:font-size-complex="12pt"/>
    </style:style>
    <style:style style:name="T83" style:parent-style-name="DefaultParagraphFont" style:family="text">
      <style:text-properties style:font-name="Taamey Ashkenaz" style:font-name-complex="Taamey Ashkenaz" fo:font-size="12pt" style:font-size-asian="12pt" style:font-size-complex="12pt"/>
    </style:style>
    <style:style style:name="T84" style:parent-style-name="DefaultParagraphFont" style:family="text">
      <style:text-properties style:font-name="Taamey Ashkenaz" style:font-name-complex="Taamey Ashkenaz" fo:font-size="12pt" style:font-size-asian="12pt" style:font-size-complex="12pt"/>
    </style:style>
    <style:style style:name="T85" style:parent-style-name="DefaultParagraphFont" style:family="text">
      <style:text-properties style:font-name="Taamey Ashkenaz" style:font-name-complex="Taamey Ashkenaz" fo:font-size="12pt" style:font-size-asian="12pt" style:font-size-complex="12pt"/>
    </style:style>
    <style:style style:name="T86" style:parent-style-name="DefaultParagraphFont" style:family="text">
      <style:text-properties style:font-name="Taamey Ashkenaz" style:font-name-complex="Taamey Ashkenaz" fo:font-size="12pt" style:font-size-asian="12pt" style:font-size-complex="12pt"/>
    </style:style>
    <style:style style:name="T87" style:parent-style-name="DefaultParagraphFont" style:family="text">
      <style:text-properties style:font-name="Taamey Ashkenaz" style:font-name-complex="Taamey Ashkenaz" fo:font-size="12pt" style:font-size-asian="12pt" style:font-size-complex="12pt"/>
    </style:style>
    <style:style style:name="P88" style:parent-style-name="Textbody" style:family="paragraph">
      <style:paragraph-properties style:writing-mode="rl-tb" fo:margin-bottom="0.0833in" fo:line-height="100%"/>
    </style:style>
    <style:style style:name="T89" style:parent-style-name="DefaultParagraphFont" style:family="text">
      <style:text-properties style:font-name="Taamey Ashkenaz" style:font-name-complex="Taamey Ashkenaz" fo:font-size="12pt" style:font-size-asian="12pt" style:font-size-complex="12pt"/>
    </style:style>
    <style:style style:name="T90" style:parent-style-name="DefaultParagraphFont" style:family="text">
      <style:text-properties style:font-name="Taamey Ashkenaz" style:font-name-complex="Taamey Ashkenaz" fo:font-size="12pt" style:font-size-asian="12pt" style:font-size-complex="12pt"/>
    </style:style>
    <style:style style:name="T91" style:parent-style-name="DefaultParagraphFont" style:family="text">
      <style:text-properties style:font-name="Taamey Ashkenaz" style:font-name-complex="Taamey Ashkenaz" fo:font-size="12pt" style:font-size-asian="12pt" style:font-size-complex="12pt"/>
    </style:style>
    <style:style style:name="T92" style:parent-style-name="DefaultParagraphFont" style:family="text">
      <style:text-properties style:font-name="Taamey Ashkenaz" style:font-name-complex="Taamey Ashkenaz" fo:font-size="12pt" style:font-size-asian="12pt" style:font-size-complex="12pt"/>
    </style:style>
    <style:style style:name="T93" style:parent-style-name="DefaultParagraphFont" style:family="text">
      <style:text-properties style:font-name="Taamey Ashkenaz" style:font-name-complex="Taamey Ashkenaz" fo:font-size="12pt" style:font-size-asian="12pt" style:font-size-complex="12pt"/>
    </style:style>
    <style:style style:name="T94" style:parent-style-name="DefaultParagraphFont" style:family="text">
      <style:text-properties style:font-name="Taamey Ashkenaz" style:font-name-complex="Taamey Ashkenaz" fo:font-size="12pt" style:font-size-asian="12pt" style:font-size-complex="12pt"/>
    </style:style>
    <style:style style:name="T95" style:parent-style-name="DefaultParagraphFont" style:family="text">
      <style:text-properties style:font-name="Taamey Ashkenaz" style:font-name-complex="Taamey Ashkenaz" fo:font-size="12pt" style:font-size-asian="12pt" style:font-size-complex="12pt"/>
    </style:style>
    <style:style style:name="T96" style:parent-style-name="DefaultParagraphFont" style:family="text">
      <style:text-properties style:font-name="Taamey Ashkenaz" style:font-name-complex="Taamey Ashkenaz" fo:font-size="12pt" style:font-size-asian="12pt" style:font-size-complex="12pt"/>
    </style:style>
    <style:style style:name="T97" style:parent-style-name="DefaultParagraphFont" style:family="text">
      <style:text-properties style:font-name="Taamey Ashkenaz" style:font-name-complex="Taamey Ashkenaz" fo:font-size="12pt" style:font-size-asian="12pt" style:font-size-complex="12pt"/>
    </style:style>
    <style:style style:name="T98" style:parent-style-name="DefaultParagraphFont" style:family="text">
      <style:text-properties style:font-name="Taamey Ashkenaz" style:font-name-complex="Taamey Ashkenaz" fo:font-size="12pt" style:font-size-asian="12pt" style:font-size-complex="12pt"/>
    </style:style>
    <style:style style:name="T99" style:parent-style-name="DefaultParagraphFont" style:family="text">
      <style:text-properties style:font-name="Taamey Ashkenaz" style:font-name-complex="Taamey Ashkenaz" fo:font-size="12pt" style:font-size-asian="12pt" style:font-size-complex="12pt"/>
    </style:style>
    <style:style style:name="T100" style:parent-style-name="DefaultParagraphFont" style:family="text">
      <style:text-properties style:font-name="Taamey Ashkenaz" style:font-name-complex="Taamey Ashkenaz" fo:font-size="12pt" style:font-size-asian="12pt" style:font-size-complex="12pt"/>
    </style:style>
    <style:style style:name="T101" style:parent-style-name="DefaultParagraphFont" style:family="text">
      <style:text-properties style:font-name="Taamey Ashkenaz" style:font-name-complex="Taamey Ashkenaz" fo:font-size="12pt" style:font-size-asian="12pt" style:font-size-complex="12pt"/>
    </style:style>
    <style:style style:name="P102" style:parent-style-name="Textbody" style:family="paragraph">
      <style:paragraph-properties fo:text-align="center" style:writing-mode="rl-tb" fo:margin-bottom="0.0833in" fo:line-height="100%"/>
      <style:text-properties style:font-name="Taamey Ashkenaz" style:font-name-complex="Taamey Ashkenaz" fo:font-size="12pt" style:font-size-asian="12pt" style:font-size-complex="12pt"/>
    </style:style>
    <style:style style:name="P103" style:parent-style-name="Normal" style:family="paragraph">
      <style:paragraph-properties style:writing-mode="rl-tb" style:vertical-align="auto" fo:margin-top="0.0694in" fo:margin-bottom="0.0694in"/>
      <style:text-properties fo:hyphenate="true"/>
    </style:style>
    <style:style style:name="T104" style:parent-style-name="DefaultParagraphFont" style:family="text">
      <style:text-properties style:font-name="Taamey Ashkenaz" style:font-name-asian="Times New Roman" style:font-name-complex="Taamey Ashkenaz" style:letter-kerning="false" style:language-asian="en" style:country-asian="US"/>
    </style:style>
    <style:style style:name="T105" style:parent-style-name="DefaultParagraphFont" style:family="text">
      <style:text-properties style:font-name="Taamey Ashkenaz" style:font-name-asian="Times New Roman" style:font-name-complex="Taamey Ashkenaz" style:letter-kerning="false" style:language-asian="en" style:country-asian="US"/>
    </style:style>
    <style:style style:name="T106" style:parent-style-name="DefaultParagraphFont" style:family="text">
      <style:text-properties style:font-name="Taamey Ashkenaz" style:font-name-asian="Times New Roman" style:font-name-complex="Taamey Ashkenaz" style:letter-kerning="false" style:language-asian="en" style:country-asian="US"/>
    </style:style>
    <style:style style:name="T107" style:parent-style-name="DefaultParagraphFont" style:family="text">
      <style:text-properties style:font-name="Taamey Ashkenaz" style:font-name-asian="Times New Roman" style:font-name-complex="Taamey Ashkenaz" style:letter-kerning="false" style:language-asian="en" style:country-asian="US"/>
    </style:style>
    <style:style style:name="T108" style:parent-style-name="DefaultParagraphFont" style:family="text">
      <style:text-properties style:font-name="Taamey Ashkenaz" style:font-name-asian="Times New Roman" style:font-name-complex="Taamey Ashkenaz" style:letter-kerning="false" style:language-asian="en" style:country-asian="US"/>
    </style:style>
    <style:style style:name="T109" style:parent-style-name="DefaultParagraphFont" style:family="text">
      <style:text-properties style:font-name="Taamey Ashkenaz" style:font-name-asian="Times New Roman" style:font-name-complex="Taamey Ashkenaz" style:letter-kerning="false" style:language-asian="en" style:country-asian="US"/>
    </style:style>
    <style:style style:name="T110" style:parent-style-name="DefaultParagraphFont" style:family="text">
      <style:text-properties style:font-name="Taamey Ashkenaz" style:font-name-asian="Times New Roman" style:font-name-complex="Taamey Ashkenaz" style:letter-kerning="false" style:language-asian="en" style:country-asian="US"/>
    </style:style>
    <style:style style:name="T111" style:parent-style-name="DefaultParagraphFont" style:family="text">
      <style:text-properties style:font-name="Taamey Ashkenaz" style:font-name-asian="Times New Roman" style:font-name-complex="Taamey Ashkenaz" style:letter-kerning="false" style:language-asian="en" style:country-asian="US"/>
    </style:style>
    <style:style style:name="T112" style:parent-style-name="DefaultParagraphFont" style:family="text">
      <style:text-properties style:font-name="Taamey Ashkenaz" style:font-name-asian="Times New Roman" style:font-name-complex="Taamey Ashkenaz" style:letter-kerning="false" style:language-asian="en" style:country-asian="US"/>
    </style:style>
    <style:style style:name="T113" style:parent-style-name="DefaultParagraphFont" style:family="text">
      <style:text-properties style:font-name="Taamey Ashkenaz" style:font-name-asian="Times New Roman" style:font-name-complex="Taamey Ashkenaz" style:letter-kerning="false" style:language-asian="en" style:country-asian="US"/>
    </style:style>
    <style:style style:name="T114" style:parent-style-name="DefaultParagraphFont" style:family="text">
      <style:text-properties style:font-name="Taamey Ashkenaz" style:font-name-asian="Times New Roman" style:font-name-complex="Taamey Ashkenaz" style:letter-kerning="false" style:language-asian="en" style:country-asian="US"/>
    </style:style>
    <style:style style:name="T115" style:parent-style-name="DefaultParagraphFont" style:family="text">
      <style:text-properties style:font-name="Taamey Ashkenaz" style:font-name-asian="Times New Roman" style:font-name-complex="Taamey Ashkenaz" style:letter-kerning="false" style:language-asian="en" style:country-asian="US"/>
    </style:style>
    <style:style style:name="T116" style:parent-style-name="DefaultParagraphFont" style:family="text">
      <style:text-properties style:font-name="Taamey Ashkenaz" style:font-name-asian="Times New Roman" style:font-name-complex="Taamey Ashkenaz" style:letter-kerning="false" style:language-asian="en" style:country-asian="US"/>
    </style:style>
    <style:style style:name="T117" style:parent-style-name="DefaultParagraphFont" style:family="text">
      <style:text-properties style:font-name="Taamey Ashkenaz" style:font-name-asian="Times New Roman" style:font-name-complex="Taamey Ashkenaz" style:letter-kerning="false" style:language-asian="en" style:country-asian="US"/>
    </style:style>
    <style:style style:name="T118" style:parent-style-name="DefaultParagraphFont" style:family="text">
      <style:text-properties style:font-name="Taamey Ashkenaz" style:font-name-asian="Times New Roman" style:font-name-complex="Taamey Ashkenaz" style:letter-kerning="false" style:language-asian="en" style:country-asian="US"/>
    </style:style>
    <style:style style:name="T119" style:parent-style-name="DefaultParagraphFont" style:family="text">
      <style:text-properties style:font-name="Taamey Ashkenaz" style:font-name-asian="Times New Roman" style:font-name-complex="Taamey Ashkenaz" style:letter-kerning="false" style:language-asian="en" style:country-asian="US"/>
    </style:style>
    <style:style style:name="T120" style:parent-style-name="DefaultParagraphFont" style:family="text">
      <style:text-properties style:font-name="Taamey Ashkenaz" style:font-name-asian="Times New Roman" style:font-name-complex="Taamey Ashkenaz" style:letter-kerning="false" style:language-asian="en" style:country-asian="US"/>
    </style:style>
    <style:style style:name="T121" style:parent-style-name="DefaultParagraphFont" style:family="text">
      <style:text-properties style:font-name="Taamey Ashkenaz" style:font-name-asian="Times New Roman" style:font-name-complex="Taamey Ashkenaz" style:letter-kerning="false" style:language-asian="en" style:country-asian="US"/>
    </style:style>
    <style:style style:name="T122" style:parent-style-name="DefaultParagraphFont" style:family="text">
      <style:text-properties style:font-name="Taamey Ashkenaz" style:font-name-asian="Times New Roman" style:font-name-complex="Taamey Ashkenaz" style:letter-kerning="false" style:language-asian="en" style:country-asian="US"/>
    </style:style>
    <style:style style:name="T123" style:parent-style-name="DefaultParagraphFont" style:family="text">
      <style:text-properties style:font-name="Taamey Ashkenaz" style:font-name-asian="Times New Roman" style:font-name-complex="Taamey Ashkenaz" style:letter-kerning="false" style:language-asian="en" style:country-asian="US"/>
    </style:style>
    <style:style style:name="T124" style:parent-style-name="DefaultParagraphFont" style:family="text">
      <style:text-properties style:font-name="Taamey Ashkenaz" style:font-name-asian="Times New Roman" style:font-name-complex="Taamey Ashkenaz" style:letter-kerning="false" style:language-asian="en" style:country-asian="US"/>
    </style:style>
    <style:style style:name="T125" style:parent-style-name="DefaultParagraphFont" style:family="text">
      <style:text-properties style:font-name="Taamey Ashkenaz" style:font-name-asian="Times New Roman" style:font-name-complex="Taamey Ashkenaz" style:letter-kerning="false" style:language-asian="en" style:country-asian="US"/>
    </style:style>
    <style:style style:name="T126" style:parent-style-name="DefaultParagraphFont" style:family="text">
      <style:text-properties style:font-name="Taamey Ashkenaz" style:font-name-asian="Times New Roman" style:font-name-complex="Taamey Ashkenaz" style:letter-kerning="false" style:language-asian="en" style:country-asian="US"/>
    </style:style>
    <style:style style:name="T127" style:parent-style-name="DefaultParagraphFont" style:family="text">
      <style:text-properties style:font-name="Taamey Ashkenaz" style:font-name-asian="Times New Roman" style:font-name-complex="Taamey Ashkenaz" style:letter-kerning="false" style:language-asian="en" style:country-asian="US"/>
    </style:style>
    <style:style style:name="T128" style:parent-style-name="DefaultParagraphFont" style:family="text">
      <style:text-properties style:font-name="Taamey Ashkenaz" style:font-name-asian="Times New Roman" style:font-name-complex="Taamey Ashkenaz" style:letter-kerning="false" style:language-asian="en" style:country-asian="US"/>
    </style:style>
    <style:style style:name="T129" style:parent-style-name="DefaultParagraphFont" style:family="text">
      <style:text-properties style:font-name="Taamey Ashkenaz" style:font-name-asian="Times New Roman" style:font-name-complex="Taamey Ashkenaz" style:letter-kerning="false" style:language-asian="en" style:country-asian="US"/>
    </style:style>
    <style:style style:name="T130" style:parent-style-name="DefaultParagraphFont" style:family="text">
      <style:text-properties style:font-name="Taamey Ashkenaz" style:font-name-asian="Times New Roman" style:font-name-complex="Taamey Ashkenaz" style:letter-kerning="false" style:language-asian="en" style:country-asian="US"/>
    </style:style>
    <style:style style:name="T131" style:parent-style-name="DefaultParagraphFont" style:family="text">
      <style:text-properties style:font-name="Taamey Ashkenaz" style:font-name-asian="Times New Roman" style:font-name-complex="Taamey Ashkenaz" style:letter-kerning="false" style:language-asian="en" style:country-asian="US"/>
    </style:style>
    <style:style style:name="T132" style:parent-style-name="DefaultParagraphFont" style:family="text">
      <style:text-properties style:font-name="Taamey Ashkenaz" style:font-name-asian="Times New Roman" style:font-name-complex="Taamey Ashkenaz" style:letter-kerning="false" style:language-asian="en" style:country-asian="US"/>
    </style:style>
    <style:style style:name="T133" style:parent-style-name="DefaultParagraphFont" style:family="text">
      <style:text-properties style:font-name="Taamey Ashkenaz" style:font-name-asian="Times New Roman" style:font-name-complex="Taamey Ashkenaz" style:letter-kerning="false" style:language-asian="en" style:country-asian="US"/>
    </style:style>
    <style:style style:name="T134" style:parent-style-name="DefaultParagraphFont" style:family="text">
      <style:text-properties style:font-name="Taamey Ashkenaz" style:font-name-asian="Times New Roman" style:font-name-complex="Taamey Ashkenaz" style:letter-kerning="false" style:language-asian="en" style:country-asian="US"/>
    </style:style>
    <style:style style:name="T135" style:parent-style-name="DefaultParagraphFont" style:family="text">
      <style:text-properties style:font-name="Taamey Ashkenaz" style:font-name-asian="Times New Roman" style:font-name-complex="Taamey Ashkenaz" style:letter-kerning="false" style:language-asian="en" style:country-asian="US"/>
    </style:style>
    <style:style style:name="T136" style:parent-style-name="DefaultParagraphFont" style:family="text">
      <style:text-properties style:font-name="Taamey Ashkenaz" style:font-name-asian="Times New Roman" style:font-name-complex="Taamey Ashkenaz" style:letter-kerning="false" style:language-asian="en" style:country-asian="US"/>
    </style:style>
    <style:style style:name="T137" style:parent-style-name="DefaultParagraphFont" style:family="text">
      <style:text-properties style:font-name="Taamey Ashkenaz" style:font-name-asian="Times New Roman" style:font-name-complex="Taamey Ashkenaz" style:letter-kerning="false" style:language-asian="en" style:country-asian="US"/>
    </style:style>
    <style:style style:name="T138" style:parent-style-name="DefaultParagraphFont" style:family="text">
      <style:text-properties style:font-name="Taamey Ashkenaz" style:font-name-asian="Times New Roman" style:font-name-complex="Taamey Ashkenaz" style:letter-kerning="false" style:language-asian="en" style:country-asian="US"/>
    </style:style>
    <style:style style:name="T139" style:parent-style-name="DefaultParagraphFont" style:family="text">
      <style:text-properties style:font-name="Taamey Ashkenaz" style:font-name-asian="Times New Roman" style:font-name-complex="Taamey Ashkenaz" style:letter-kerning="false" style:language-asian="en" style:country-asian="US"/>
    </style:style>
    <style:style style:name="T140" style:parent-style-name="DefaultParagraphFont" style:family="text">
      <style:text-properties style:font-name="Taamey Ashkenaz" style:font-name-asian="Times New Roman" style:font-name-complex="Taamey Ashkenaz" style:letter-kerning="false" style:language-asian="en" style:country-asian="US"/>
    </style:style>
    <style:style style:name="T141" style:parent-style-name="DefaultParagraphFont" style:family="text">
      <style:text-properties style:font-name="Taamey Ashkenaz" style:font-name-asian="Times New Roman" style:font-name-complex="Taamey Ashkenaz" style:letter-kerning="false" style:language-asian="en" style:country-asian="US"/>
    </style:style>
    <style:style style:name="T142" style:parent-style-name="DefaultParagraphFont" style:family="text">
      <style:text-properties style:font-name="Taamey Ashkenaz" style:font-name-asian="Times New Roman" style:font-name-complex="Taamey Ashkenaz" style:letter-kerning="false" style:language-asian="en" style:country-asian="US"/>
    </style:style>
    <style:style style:name="T143" style:parent-style-name="DefaultParagraphFont" style:family="text">
      <style:text-properties style:font-name="Taamey Ashkenaz" style:font-name-asian="Times New Roman" style:font-name-complex="Taamey Ashkenaz" style:letter-kerning="false" style:language-asian="en" style:country-asian="US"/>
    </style:style>
    <style:style style:name="T144" style:parent-style-name="DefaultParagraphFont" style:family="text">
      <style:text-properties style:font-name="Taamey Ashkenaz" style:font-name-asian="Times New Roman" style:font-name-complex="Taamey Ashkenaz" style:letter-kerning="false" style:language-asian="en" style:country-asian="US"/>
    </style:style>
    <style:style style:name="T145" style:parent-style-name="DefaultParagraphFont" style:family="text">
      <style:text-properties style:font-name="Taamey Ashkenaz" style:font-name-asian="Times New Roman" style:font-name-complex="Taamey Ashkenaz" style:letter-kerning="false" style:language-asian="en" style:country-asian="US"/>
    </style:style>
    <style:style style:name="T146" style:parent-style-name="DefaultParagraphFont" style:family="text">
      <style:text-properties style:font-name="Taamey Ashkenaz" style:font-name-asian="Times New Roman" style:font-name-complex="Taamey Ashkenaz" style:letter-kerning="false" style:language-asian="en" style:country-asian="US"/>
    </style:style>
    <style:style style:name="T147" style:parent-style-name="DefaultParagraphFont" style:family="text">
      <style:text-properties style:font-name="Taamey Ashkenaz" style:font-name-asian="Times New Roman" style:font-name-complex="Taamey Ashkenaz" style:letter-kerning="false" style:language-asian="en" style:country-asian="US"/>
    </style:style>
    <style:style style:name="T148" style:parent-style-name="DefaultParagraphFont" style:family="text">
      <style:text-properties style:font-name="Taamey Ashkenaz" style:font-name-asian="Times New Roman" style:font-name-complex="Taamey Ashkenaz" style:letter-kerning="false" style:language-asian="en" style:country-asian="US"/>
    </style:style>
    <style:style style:name="T149" style:parent-style-name="DefaultParagraphFont" style:family="text">
      <style:text-properties style:font-name="Taamey Ashkenaz" style:font-name-asian="Times New Roman" style:font-name-complex="Taamey Ashkenaz" style:letter-kerning="false" style:language-asian="en" style:country-asian="US"/>
    </style:style>
    <style:style style:name="T150" style:parent-style-name="DefaultParagraphFont" style:family="text">
      <style:text-properties style:font-name="Taamey Ashkenaz" style:font-name-asian="Times New Roman" style:font-name-complex="Taamey Ashkenaz" style:letter-kerning="false" style:language-asian="en" style:country-asian="US"/>
    </style:style>
    <style:style style:name="T151" style:parent-style-name="DefaultParagraphFont" style:family="text">
      <style:text-properties style:font-name="Taamey Ashkenaz" style:font-name-asian="Times New Roman" style:font-name-complex="Taamey Ashkenaz" style:letter-kerning="false" style:language-asian="en" style:country-asian="US"/>
    </style:style>
    <style:style style:name="T152" style:parent-style-name="DefaultParagraphFont" style:family="text">
      <style:text-properties style:font-name="Taamey Ashkenaz" style:font-name-asian="Times New Roman" style:font-name-complex="Taamey Ashkenaz" style:letter-kerning="false" style:language-asian="en" style:country-asian="US"/>
    </style:style>
    <style:style style:name="T153" style:parent-style-name="DefaultParagraphFont" style:family="text">
      <style:text-properties style:font-name="Taamey Ashkenaz" style:font-name-asian="Times New Roman" style:font-name-complex="Taamey Ashkenaz" style:letter-kerning="false" style:language-asian="en" style:country-asian="US"/>
    </style:style>
    <style:style style:name="T154" style:parent-style-name="DefaultParagraphFont" style:family="text">
      <style:text-properties style:font-name="Taamey Ashkenaz" style:font-name-asian="Times New Roman" style:font-name-complex="Taamey Ashkenaz" style:letter-kerning="false" style:language-asian="en" style:country-asian="US"/>
    </style:style>
    <style:style style:name="T155" style:parent-style-name="DefaultParagraphFont" style:family="text">
      <style:text-properties style:font-name="Taamey Ashkenaz" style:font-name-asian="Times New Roman" style:font-name-complex="Taamey Ashkenaz" style:letter-kerning="false" style:language-asian="en" style:country-asian="US"/>
    </style:style>
    <style:style style:name="T156" style:parent-style-name="DefaultParagraphFont" style:family="text">
      <style:text-properties style:font-name="Taamey Ashkenaz" style:font-name-asian="Times New Roman" style:font-name-complex="Taamey Ashkenaz" style:letter-kerning="false" style:language-asian="en" style:country-asian="US"/>
    </style:style>
    <style:style style:name="T157" style:parent-style-name="DefaultParagraphFont" style:family="text">
      <style:text-properties style:font-name="Taamey Ashkenaz" style:font-name-asian="Times New Roman" style:font-name-complex="Taamey Ashkenaz" style:letter-kerning="false" style:language-asian="en" style:country-asian="US"/>
    </style:style>
    <style:style style:name="T158" style:parent-style-name="DefaultParagraphFont" style:family="text">
      <style:text-properties style:font-name="Taamey Ashkenaz" style:font-name-asian="Times New Roman" style:font-name-complex="Taamey Ashkenaz" style:letter-kerning="false" style:language-asian="en" style:country-asian="US"/>
    </style:style>
    <style:style style:name="T159" style:parent-style-name="DefaultParagraphFont" style:family="text">
      <style:text-properties style:font-name="Taamey Ashkenaz" style:font-name-asian="Times New Roman" style:font-name-complex="Taamey Ashkenaz" style:letter-kerning="false" style:language-asian="en" style:country-asian="US"/>
    </style:style>
    <style:style style:name="T160" style:parent-style-name="DefaultParagraphFont" style:family="text">
      <style:text-properties style:font-name="Taamey Ashkenaz" style:font-name-asian="Times New Roman" style:font-name-complex="Taamey Ashkenaz" style:letter-kerning="false" style:language-asian="en" style:country-asian="US"/>
    </style:style>
    <style:style style:name="T161" style:parent-style-name="DefaultParagraphFont" style:family="text">
      <style:text-properties style:font-name="Taamey Ashkenaz" style:font-name-asian="Times New Roman" style:font-name-complex="Taamey Ashkenaz" style:letter-kerning="false" style:language-asian="en" style:country-asian="US"/>
    </style:style>
    <style:style style:name="T162" style:parent-style-name="DefaultParagraphFont" style:family="text">
      <style:text-properties style:font-name="Taamey Ashkenaz" style:font-name-asian="Times New Roman" style:font-name-complex="Taamey Ashkenaz" style:letter-kerning="false" style:language-asian="en" style:country-asian="US"/>
    </style:style>
    <style:style style:name="T163" style:parent-style-name="DefaultParagraphFont" style:family="text">
      <style:text-properties style:font-name="Taamey Ashkenaz" style:font-name-asian="Times New Roman" style:font-name-complex="Taamey Ashkenaz" style:letter-kerning="false" style:language-asian="en" style:country-asian="US"/>
    </style:style>
    <style:style style:name="T164" style:parent-style-name="DefaultParagraphFont" style:family="text">
      <style:text-properties style:font-name="Taamey Ashkenaz" style:font-name-asian="Times New Roman" style:font-name-complex="Taamey Ashkenaz" style:letter-kerning="false" style:language-asian="en" style:country-asian="US"/>
    </style:style>
    <style:style style:name="T165" style:parent-style-name="DefaultParagraphFont" style:family="text">
      <style:text-properties style:font-name="Taamey Ashkenaz" style:font-name-asian="Times New Roman" style:font-name-complex="Taamey Ashkenaz" style:letter-kerning="false" style:language-asian="en" style:country-asian="US"/>
    </style:style>
    <style:style style:name="T166" style:parent-style-name="DefaultParagraphFont" style:family="text">
      <style:text-properties style:font-name="Taamey Ashkenaz" style:font-name-asian="Times New Roman" style:font-name-complex="Taamey Ashkenaz" style:letter-kerning="false" style:language-asian="en" style:country-asian="US"/>
    </style:style>
    <style:style style:name="T167" style:parent-style-name="DefaultParagraphFont" style:family="text">
      <style:text-properties style:font-name="Taamey Ashkenaz" style:font-name-asian="Times New Roman" style:font-name-complex="Taamey Ashkenaz" style:letter-kerning="false" style:language-asian="en" style:country-asian="US"/>
    </style:style>
    <style:style style:name="T168" style:parent-style-name="DefaultParagraphFont" style:family="text">
      <style:text-properties style:font-name="Taamey Ashkenaz" style:font-name-asian="Times New Roman" style:font-name-complex="Taamey Ashkenaz" style:letter-kerning="false" style:language-asian="en" style:country-asian="US"/>
    </style:style>
    <style:style style:name="T169" style:parent-style-name="DefaultParagraphFont" style:family="text">
      <style:text-properties style:font-name="Taamey Ashkenaz" style:font-name-asian="Times New Roman" style:font-name-complex="Taamey Ashkenaz" style:letter-kerning="false" style:language-asian="en" style:country-asian="US"/>
    </style:style>
    <style:style style:name="T170" style:parent-style-name="DefaultParagraphFont" style:family="text">
      <style:text-properties style:font-name="Taamey Ashkenaz" style:font-name-asian="Times New Roman" style:font-name-complex="Taamey Ashkenaz" style:letter-kerning="false" style:language-asian="en" style:country-asian="US"/>
    </style:style>
    <style:style style:name="T171" style:parent-style-name="DefaultParagraphFont" style:family="text">
      <style:text-properties style:font-name="Taamey Ashkenaz" style:font-name-asian="Times New Roman" style:font-name-complex="Taamey Ashkenaz" style:letter-kerning="false" style:language-asian="en" style:country-asian="US"/>
    </style:style>
    <style:style style:name="T172" style:parent-style-name="DefaultParagraphFont" style:family="text">
      <style:text-properties style:font-name="Taamey Ashkenaz" style:font-name-asian="Times New Roman" style:font-name-complex="Taamey Ashkenaz" style:letter-kerning="false" style:language-asian="en" style:country-asian="US"/>
    </style:style>
    <style:style style:name="T173" style:parent-style-name="DefaultParagraphFont" style:family="text">
      <style:text-properties style:font-name="Taamey Ashkenaz" style:font-name-asian="Times New Roman" style:font-name-complex="Taamey Ashkenaz" style:letter-kerning="false" style:language-asian="en" style:country-asian="US"/>
    </style:style>
    <style:style style:name="T174" style:parent-style-name="DefaultParagraphFont" style:family="text">
      <style:text-properties style:font-name="Taamey Ashkenaz" style:font-name-asian="Times New Roman" style:font-name-complex="Taamey Ashkenaz" style:letter-kerning="false" style:language-asian="en" style:country-asian="US"/>
    </style:style>
    <style:style style:name="T175" style:parent-style-name="DefaultParagraphFont" style:family="text">
      <style:text-properties style:font-name="Taamey Ashkenaz" style:font-name-asian="Times New Roman" style:font-name-complex="Taamey Ashkenaz" style:letter-kerning="false" style:language-asian="en" style:country-asian="US"/>
    </style:style>
    <style:style style:name="T176" style:parent-style-name="DefaultParagraphFont" style:family="text">
      <style:text-properties style:font-name="Taamey Ashkenaz" style:font-name-asian="Times New Roman" style:font-name-complex="Taamey Ashkenaz" style:letter-kerning="false" style:language-asian="en" style:country-asian="US"/>
    </style:style>
    <style:style style:name="T177" style:parent-style-name="DefaultParagraphFont" style:family="text">
      <style:text-properties style:font-name="Taamey Ashkenaz" style:font-name-asian="Times New Roman" style:font-name-complex="Taamey Ashkenaz" style:letter-kerning="false" style:language-asian="en" style:country-asian="US"/>
    </style:style>
    <style:style style:name="T178" style:parent-style-name="DefaultParagraphFont" style:family="text">
      <style:text-properties style:font-name="Taamey Ashkenaz" style:font-name-asian="Times New Roman" style:font-name-complex="Taamey Ashkenaz" style:letter-kerning="false" style:language-asian="en" style:country-asian="US"/>
    </style:style>
    <style:style style:name="T179" style:parent-style-name="DefaultParagraphFont" style:family="text">
      <style:text-properties style:font-name="Taamey Ashkenaz" style:font-name-asian="Times New Roman" style:font-name-complex="Taamey Ashkenaz" style:letter-kerning="false" style:language-asian="en" style:country-asian="US"/>
    </style:style>
    <style:style style:name="T180" style:parent-style-name="DefaultParagraphFont" style:family="text">
      <style:text-properties style:font-name="Taamey Ashkenaz" style:font-name-asian="Times New Roman" style:font-name-complex="Taamey Ashkenaz" style:letter-kerning="false" style:language-asian="en" style:country-asian="US"/>
    </style:style>
    <style:style style:name="T181" style:parent-style-name="DefaultParagraphFont" style:family="text">
      <style:text-properties style:font-name="Taamey Ashkenaz" style:font-name-asian="Times New Roman" style:font-name-complex="Taamey Ashkenaz" style:letter-kerning="false" style:language-asian="en" style:country-asian="US"/>
    </style:style>
    <style:style style:name="T182" style:parent-style-name="DefaultParagraphFont" style:family="text">
      <style:text-properties style:font-name="Taamey Ashkenaz" style:font-name-asian="Times New Roman" style:font-name-complex="Taamey Ashkenaz" style:letter-kerning="false" style:language-asian="en" style:country-asian="US"/>
    </style:style>
    <style:style style:name="T183" style:parent-style-name="DefaultParagraphFont" style:family="text">
      <style:text-properties style:font-name="Taamey Ashkenaz" style:font-name-asian="Times New Roman" style:font-name-complex="Taamey Ashkenaz" style:letter-kerning="false" style:language-asian="en" style:country-asian="US"/>
    </style:style>
    <style:style style:name="T184" style:parent-style-name="DefaultParagraphFont" style:family="text">
      <style:text-properties style:font-name="Taamey Ashkenaz" style:font-name-asian="Times New Roman" style:font-name-complex="Taamey Ashkenaz" style:letter-kerning="false" style:language-asian="en" style:country-asian="US"/>
    </style:style>
    <style:style style:name="T185" style:parent-style-name="DefaultParagraphFont" style:family="text">
      <style:text-properties style:font-name="Taamey Ashkenaz" style:font-name-asian="Times New Roman" style:font-name-complex="Taamey Ashkenaz" style:letter-kerning="false" style:language-asian="en" style:country-asian="US"/>
    </style:style>
    <style:style style:name="T186" style:parent-style-name="DefaultParagraphFont" style:family="text">
      <style:text-properties style:font-name="Taamey Ashkenaz" style:font-name-asian="Times New Roman" style:font-name-complex="Taamey Ashkenaz" style:letter-kerning="false" style:language-asian="en" style:country-asian="US"/>
    </style:style>
    <style:style style:name="T187" style:parent-style-name="DefaultParagraphFont" style:family="text">
      <style:text-properties style:font-name="Taamey Ashkenaz" style:font-name-asian="Times New Roman" style:font-name-complex="Taamey Ashkenaz" style:letter-kerning="false" style:language-asian="en" style:country-asian="US"/>
    </style:style>
    <style:style style:name="T188" style:parent-style-name="DefaultParagraphFont" style:family="text">
      <style:text-properties style:font-name="Taamey Ashkenaz" style:font-name-asian="Times New Roman" style:font-name-complex="Taamey Ashkenaz" style:letter-kerning="false" style:language-asian="en" style:country-asian="US"/>
    </style:style>
    <style:style style:name="T189" style:parent-style-name="DefaultParagraphFont" style:family="text">
      <style:text-properties style:font-name="Taamey Ashkenaz" style:font-name-asian="Times New Roman" style:font-name-complex="Taamey Ashkenaz" style:letter-kerning="false" style:language-asian="en" style:country-asian="US"/>
    </style:style>
    <style:style style:name="T190" style:parent-style-name="DefaultParagraphFont" style:family="text">
      <style:text-properties style:font-name="Taamey Ashkenaz" style:font-name-asian="Times New Roman" style:font-name-complex="Taamey Ashkenaz" style:letter-kerning="false" style:language-asian="en" style:country-asian="US"/>
    </style:style>
    <style:style style:name="T191" style:parent-style-name="DefaultParagraphFont" style:family="text">
      <style:text-properties style:font-name="Taamey Ashkenaz" style:font-name-asian="Times New Roman" style:font-name-complex="Taamey Ashkenaz" style:letter-kerning="false" style:language-asian="en" style:country-asian="US"/>
    </style:style>
    <style:style style:name="T192" style:parent-style-name="DefaultParagraphFont" style:family="text">
      <style:text-properties style:font-name="Taamey Ashkenaz" style:font-name-asian="Times New Roman" style:font-name-complex="Taamey Ashkenaz" style:letter-kerning="false" style:language-asian="en" style:country-asian="US"/>
    </style:style>
    <style:style style:name="T193" style:parent-style-name="DefaultParagraphFont" style:family="text">
      <style:text-properties style:font-name="Taamey Ashkenaz" style:font-name-asian="Times New Roman" style:font-name-complex="Taamey Ashkenaz" style:letter-kerning="false" style:language-asian="en" style:country-asian="US"/>
    </style:style>
    <style:style style:name="T194" style:parent-style-name="DefaultParagraphFont" style:family="text">
      <style:text-properties style:font-name="Taamey Ashkenaz" style:font-name-asian="Times New Roman" style:font-name-complex="Taamey Ashkenaz" style:letter-kerning="false" style:language-asian="en" style:country-asian="US"/>
    </style:style>
    <style:style style:name="T195" style:parent-style-name="DefaultParagraphFont" style:family="text">
      <style:text-properties style:font-name="Taamey Ashkenaz" style:font-name-asian="Times New Roman" style:font-name-complex="Taamey Ashkenaz" style:letter-kerning="false" style:language-asian="en" style:country-asian="US"/>
    </style:style>
    <style:style style:name="T196" style:parent-style-name="DefaultParagraphFont" style:family="text">
      <style:text-properties style:font-name="Taamey Ashkenaz" style:font-name-asian="Times New Roman" style:font-name-complex="Taamey Ashkenaz" style:letter-kerning="false" style:language-asian="en" style:country-asian="US"/>
    </style:style>
    <style:style style:name="T197" style:parent-style-name="DefaultParagraphFont" style:family="text">
      <style:text-properties style:font-name="Taamey Ashkenaz" style:font-name-asian="Times New Roman" style:font-name-complex="Taamey Ashkenaz" style:letter-kerning="false" style:language-asian="en" style:country-asian="US"/>
    </style:style>
    <style:style style:name="T198" style:parent-style-name="DefaultParagraphFont" style:family="text">
      <style:text-properties style:font-name="Taamey Ashkenaz" style:font-name-asian="Times New Roman" style:font-name-complex="Taamey Ashkenaz" style:letter-kerning="false" style:language-asian="en" style:country-asian="US"/>
    </style:style>
    <style:style style:name="T199" style:parent-style-name="DefaultParagraphFont" style:family="text">
      <style:text-properties style:font-name="Taamey Ashkenaz" style:font-name-asian="Times New Roman" style:font-name-complex="Taamey Ashkenaz" style:letter-kerning="false" style:language-asian="en" style:country-asian="US"/>
    </style:style>
    <style:style style:name="T200" style:parent-style-name="DefaultParagraphFont" style:family="text">
      <style:text-properties style:font-name="Taamey Ashkenaz" style:font-name-asian="Times New Roman" style:font-name-complex="Taamey Ashkenaz" style:letter-kerning="false" style:language-asian="en" style:country-asian="US"/>
    </style:style>
    <style:style style:name="T201" style:parent-style-name="DefaultParagraphFont" style:family="text">
      <style:text-properties style:font-name="Taamey Ashkenaz" style:font-name-asian="Times New Roman" style:font-name-complex="Taamey Ashkenaz" style:letter-kerning="false" style:language-asian="en" style:country-asian="US"/>
    </style:style>
    <style:style style:name="T202" style:parent-style-name="DefaultParagraphFont" style:family="text">
      <style:text-properties style:font-name="Taamey Ashkenaz" style:font-name-asian="Times New Roman" style:font-name-complex="Taamey Ashkenaz" style:letter-kerning="false" style:language-asian="en" style:country-asian="US"/>
    </style:style>
    <style:style style:name="T203" style:parent-style-name="DefaultParagraphFont" style:family="text">
      <style:text-properties style:font-name="Taamey Ashkenaz" style:font-name-asian="Times New Roman" style:font-name-complex="Taamey Ashkenaz" style:letter-kerning="false" style:language-asian="en" style:country-asian="US"/>
    </style:style>
    <style:style style:name="T204" style:parent-style-name="DefaultParagraphFont" style:family="text">
      <style:text-properties style:font-name="Taamey Ashkenaz" style:font-name-asian="Times New Roman" style:font-name-complex="Taamey Ashkenaz" style:letter-kerning="false" style:language-asian="en" style:country-asian="US"/>
    </style:style>
    <style:style style:name="T205" style:parent-style-name="DefaultParagraphFont" style:family="text">
      <style:text-properties style:font-name="Taamey Ashkenaz" style:font-name-asian="Times New Roman" style:font-name-complex="Taamey Ashkenaz" style:letter-kerning="false" style:language-asian="en" style:country-asian="US"/>
    </style:style>
    <style:style style:name="T206" style:parent-style-name="DefaultParagraphFont" style:family="text">
      <style:text-properties style:font-name="Taamey Ashkenaz" style:font-name-asian="Times New Roman" style:font-name-complex="Taamey Ashkenaz" style:letter-kerning="false" style:language-asian="en" style:country-asian="US"/>
    </style:style>
    <style:style style:name="T207" style:parent-style-name="DefaultParagraphFont" style:family="text">
      <style:text-properties style:font-name="Taamey Ashkenaz" style:font-name-asian="Times New Roman" style:font-name-complex="Taamey Ashkenaz" style:letter-kerning="false" style:language-asian="en" style:country-asian="US"/>
    </style:style>
    <style:style style:name="T208" style:parent-style-name="DefaultParagraphFont" style:family="text">
      <style:text-properties style:font-name="Taamey Ashkenaz" style:font-name-asian="Times New Roman" style:font-name-complex="Taamey Ashkenaz" style:letter-kerning="false" style:language-asian="en" style:country-asian="US"/>
    </style:style>
    <style:style style:name="T209" style:parent-style-name="DefaultParagraphFont" style:family="text">
      <style:text-properties style:font-name="Taamey Ashkenaz" style:font-name-asian="Times New Roman" style:font-name-complex="Taamey Ashkenaz" style:letter-kerning="false" style:language-asian="en" style:country-asian="US"/>
    </style:style>
    <style:style style:name="T210" style:parent-style-name="DefaultParagraphFont" style:family="text">
      <style:text-properties style:font-name="Taamey Ashkenaz" style:font-name-asian="Times New Roman" style:font-name-complex="Taamey Ashkenaz" style:letter-kerning="false" style:language-asian="en" style:country-asian="US"/>
    </style:style>
    <style:style style:name="T211" style:parent-style-name="DefaultParagraphFont" style:family="text">
      <style:text-properties style:font-name="Taamey Ashkenaz" style:font-name-asian="Times New Roman" style:font-name-complex="Taamey Ashkenaz" style:letter-kerning="false" style:language-asian="en" style:country-asian="US"/>
    </style:style>
    <style:style style:name="T212" style:parent-style-name="DefaultParagraphFont" style:family="text">
      <style:text-properties style:font-name="Taamey Ashkenaz" style:font-name-asian="Times New Roman" style:font-name-complex="Taamey Ashkenaz" style:letter-kerning="false" style:language-asian="en" style:country-asian="US"/>
    </style:style>
    <style:style style:name="T213" style:parent-style-name="DefaultParagraphFont" style:family="text">
      <style:text-properties style:font-name="Taamey Ashkenaz" style:font-name-asian="Times New Roman" style:font-name-complex="Taamey Ashkenaz" style:letter-kerning="false" style:language-asian="en" style:country-asian="US"/>
    </style:style>
    <style:style style:name="T214" style:parent-style-name="DefaultParagraphFont" style:family="text">
      <style:text-properties style:font-name="Taamey Ashkenaz" style:font-name-asian="Times New Roman" style:font-name-complex="Taamey Ashkenaz" style:letter-kerning="false" style:language-asian="en" style:country-asian="US"/>
    </style:style>
    <style:style style:name="T215" style:parent-style-name="DefaultParagraphFont" style:family="text">
      <style:text-properties style:font-name="Taamey Ashkenaz" style:font-name-asian="Times New Roman" style:font-name-complex="Taamey Ashkenaz" style:letter-kerning="false" style:language-asian="en" style:country-asian="US"/>
    </style:style>
    <style:style style:name="T216" style:parent-style-name="DefaultParagraphFont" style:family="text">
      <style:text-properties style:font-name="Taamey Ashkenaz" style:font-name-asian="Times New Roman" style:font-name-complex="Taamey Ashkenaz" style:letter-kerning="false" style:language-asian="en" style:country-asian="US"/>
    </style:style>
    <style:style style:name="T217" style:parent-style-name="DefaultParagraphFont" style:family="text">
      <style:text-properties style:font-name="Taamey Ashkenaz" style:font-name-asian="Times New Roman" style:font-name-complex="Taamey Ashkenaz" style:letter-kerning="false" style:language-asian="en" style:country-asian="US"/>
    </style:style>
    <style:style style:name="T218" style:parent-style-name="DefaultParagraphFont" style:family="text">
      <style:text-properties style:font-name="Taamey Ashkenaz" style:font-name-asian="Times New Roman" style:font-name-complex="Taamey Ashkenaz" style:letter-kerning="false" style:language-asian="en" style:country-asian="US"/>
    </style:style>
    <style:style style:name="T219" style:parent-style-name="DefaultParagraphFont" style:family="text">
      <style:text-properties style:font-name="Taamey Ashkenaz" style:font-name-asian="Times New Roman" style:font-name-complex="Taamey Ashkenaz" style:letter-kerning="false" style:language-asian="en" style:country-asian="US"/>
    </style:style>
    <style:style style:name="T220" style:parent-style-name="DefaultParagraphFont" style:family="text">
      <style:text-properties style:font-name="Taamey Ashkenaz" style:font-name-asian="Times New Roman" style:font-name-complex="Taamey Ashkenaz" style:letter-kerning="false" style:language-asian="en" style:country-asian="US"/>
    </style:style>
    <style:style style:name="T221" style:parent-style-name="DefaultParagraphFont" style:family="text">
      <style:text-properties style:font-name="Taamey Ashkenaz" style:font-name-asian="Times New Roman" style:font-name-complex="Taamey Ashkenaz" style:letter-kerning="false" style:language-asian="en" style:country-asian="US"/>
    </style:style>
    <style:style style:name="T222" style:parent-style-name="DefaultParagraphFont" style:family="text">
      <style:text-properties style:font-name="Taamey Ashkenaz" style:font-name-asian="Times New Roman" style:font-name-complex="Taamey Ashkenaz" style:letter-kerning="false" style:language-asian="en" style:country-asian="US"/>
    </style:style>
    <style:style style:name="T223" style:parent-style-name="DefaultParagraphFont" style:family="text">
      <style:text-properties style:font-name="Taamey Ashkenaz" style:font-name-asian="Times New Roman" style:font-name-complex="Taamey Ashkenaz" style:letter-kerning="false" style:language-asian="en" style:country-asian="US"/>
    </style:style>
    <style:style style:name="T224" style:parent-style-name="DefaultParagraphFont" style:family="text">
      <style:text-properties style:font-name="Taamey Ashkenaz" style:font-name-asian="Times New Roman" style:font-name-complex="Taamey Ashkenaz" style:letter-kerning="false" style:language-asian="en" style:country-asian="US"/>
    </style:style>
    <style:style style:name="T225" style:parent-style-name="DefaultParagraphFont" style:family="text">
      <style:text-properties style:font-name="Taamey Ashkenaz" style:font-name-asian="Times New Roman" style:font-name-complex="Taamey Ashkenaz" style:letter-kerning="false" style:language-asian="en" style:country-asian="US"/>
    </style:style>
    <style:style style:name="T226" style:parent-style-name="DefaultParagraphFont" style:family="text">
      <style:text-properties style:font-name="Taamey Ashkenaz" style:font-name-asian="Times New Roman" style:font-name-complex="Taamey Ashkenaz" style:letter-kerning="false" style:language-asian="en" style:country-asian="US"/>
    </style:style>
    <style:style style:name="T227" style:parent-style-name="DefaultParagraphFont" style:family="text">
      <style:text-properties style:font-name="Taamey Ashkenaz" style:font-name-asian="Times New Roman" style:font-name-complex="Taamey Ashkenaz" style:letter-kerning="false" style:language-asian="en" style:country-asian="US"/>
    </style:style>
    <style:style style:name="T228" style:parent-style-name="DefaultParagraphFont" style:family="text">
      <style:text-properties style:font-name="Taamey Ashkenaz" style:font-name-asian="Times New Roman" style:font-name-complex="Taamey Ashkenaz" style:letter-kerning="false" style:language-asian="en" style:country-asian="US"/>
    </style:style>
    <style:style style:name="T229" style:parent-style-name="DefaultParagraphFont" style:family="text">
      <style:text-properties style:font-name="Taamey Ashkenaz" style:font-name-asian="Times New Roman" style:font-name-complex="Taamey Ashkenaz" style:letter-kerning="false" style:language-asian="en" style:country-asian="US"/>
    </style:style>
    <style:style style:name="T230" style:parent-style-name="DefaultParagraphFont" style:family="text">
      <style:text-properties style:font-name="Taamey Ashkenaz" style:font-name-asian="Times New Roman" style:font-name-complex="Taamey Ashkenaz" style:letter-kerning="false" style:language-asian="en" style:country-asian="US"/>
    </style:style>
    <style:style style:name="T231" style:parent-style-name="DefaultParagraphFont" style:family="text">
      <style:text-properties style:font-name="Taamey Ashkenaz" style:font-name-asian="Times New Roman" style:font-name-complex="Taamey Ashkenaz" style:letter-kerning="false" style:language-asian="en" style:country-asian="US"/>
    </style:style>
    <style:style style:name="T232" style:parent-style-name="DefaultParagraphFont" style:family="text">
      <style:text-properties style:font-name="Taamey Ashkenaz" style:font-name-asian="Times New Roman" style:font-name-complex="Taamey Ashkenaz" style:letter-kerning="false" style:language-asian="en" style:country-asian="US"/>
    </style:style>
    <style:style style:name="T233" style:parent-style-name="DefaultParagraphFont" style:family="text">
      <style:text-properties style:font-name="Taamey Ashkenaz" style:font-name-asian="Times New Roman" style:font-name-complex="Taamey Ashkenaz" style:letter-kerning="false" style:language-asian="en" style:country-asian="US"/>
    </style:style>
    <style:style style:name="T234" style:parent-style-name="DefaultParagraphFont" style:family="text">
      <style:text-properties style:font-name="Taamey Ashkenaz" style:font-name-asian="Times New Roman" style:font-name-complex="Taamey Ashkenaz" style:letter-kerning="false" style:language-asian="en" style:country-asian="US"/>
    </style:style>
    <style:style style:name="T235" style:parent-style-name="DefaultParagraphFont" style:family="text">
      <style:text-properties style:font-name="Taamey Ashkenaz" style:font-name-asian="Times New Roman" style:font-name-complex="Taamey Ashkenaz" style:letter-kerning="false" style:language-asian="en" style:country-asian="US"/>
    </style:style>
    <style:style style:name="T236" style:parent-style-name="DefaultParagraphFont" style:family="text">
      <style:text-properties style:font-name="Taamey Ashkenaz" style:font-name-asian="Times New Roman" style:font-name-complex="Taamey Ashkenaz" style:letter-kerning="false" style:language-asian="en" style:country-asian="US"/>
    </style:style>
    <style:style style:name="T237" style:parent-style-name="DefaultParagraphFont" style:family="text">
      <style:text-properties style:font-name="Taamey Ashkenaz" style:font-name-asian="Times New Roman" style:font-name-complex="Taamey Ashkenaz" style:letter-kerning="false" style:language-asian="en" style:country-asian="US"/>
    </style:style>
    <style:style style:name="T238" style:parent-style-name="DefaultParagraphFont" style:family="text">
      <style:text-properties style:font-name="Taamey Ashkenaz" style:font-name-asian="Times New Roman" style:font-name-complex="Taamey Ashkenaz" style:letter-kerning="false" style:language-asian="en" style:country-asian="US"/>
    </style:style>
    <style:style style:name="T239" style:parent-style-name="DefaultParagraphFont" style:family="text">
      <style:text-properties style:font-name="Taamey Ashkenaz" style:font-name-asian="Times New Roman" style:font-name-complex="Taamey Ashkenaz" style:letter-kerning="false" style:language-asian="en" style:country-asian="US"/>
    </style:style>
    <style:style style:name="T240" style:parent-style-name="DefaultParagraphFont" style:family="text">
      <style:text-properties style:font-name="Taamey Ashkenaz" style:font-name-asian="Times New Roman" style:font-name-complex="Taamey Ashkenaz" style:letter-kerning="false" style:language-asian="en" style:country-asian="US"/>
    </style:style>
    <style:style style:name="T241" style:parent-style-name="DefaultParagraphFont" style:family="text">
      <style:text-properties style:font-name="Taamey Ashkenaz" style:font-name-asian="Times New Roman" style:font-name-complex="Taamey Ashkenaz" style:letter-kerning="false" style:language-asian="en" style:country-asian="US"/>
    </style:style>
    <style:style style:name="T242" style:parent-style-name="DefaultParagraphFont" style:family="text">
      <style:text-properties style:font-name="Taamey Ashkenaz" style:font-name-asian="Times New Roman" style:font-name-complex="Taamey Ashkenaz" style:letter-kerning="false" style:language-asian="en" style:country-asian="US"/>
    </style:style>
    <style:style style:name="T243" style:parent-style-name="DefaultParagraphFont" style:family="text">
      <style:text-properties style:font-name="Taamey Ashkenaz" style:font-name-asian="Times New Roman" style:font-name-complex="Taamey Ashkenaz" style:letter-kerning="false" style:language-asian="en" style:country-asian="US"/>
    </style:style>
    <style:style style:name="T244" style:parent-style-name="DefaultParagraphFont" style:family="text">
      <style:text-properties style:font-name="Taamey Ashkenaz" style:font-name-asian="Times New Roman" style:font-name-complex="Taamey Ashkenaz" style:letter-kerning="false" style:language-asian="en" style:country-asian="US"/>
    </style:style>
    <style:style style:name="T245" style:parent-style-name="DefaultParagraphFont" style:family="text">
      <style:text-properties style:font-name="Taamey Ashkenaz" style:font-name-asian="Times New Roman" style:font-name-complex="Taamey Ashkenaz" style:letter-kerning="false" style:language-asian="en" style:country-asian="US"/>
    </style:style>
    <style:style style:name="T246" style:parent-style-name="DefaultParagraphFont" style:family="text">
      <style:text-properties style:font-name="Taamey Ashkenaz" style:font-name-asian="Times New Roman" style:font-name-complex="Taamey Ashkenaz" style:letter-kerning="false" style:language-asian="en" style:country-asian="US"/>
    </style:style>
    <style:style style:name="T247" style:parent-style-name="DefaultParagraphFont" style:family="text">
      <style:text-properties style:font-name="Taamey Ashkenaz" style:font-name-asian="Times New Roman" style:font-name-complex="Taamey Ashkenaz" style:letter-kerning="false" style:language-asian="en" style:country-asian="US"/>
    </style:style>
    <style:style style:name="T248" style:parent-style-name="DefaultParagraphFont" style:family="text">
      <style:text-properties style:font-name="Taamey Ashkenaz" style:font-name-asian="Times New Roman" style:font-name-complex="Taamey Ashkenaz" style:letter-kerning="false" style:language-asian="en" style:country-asian="US"/>
    </style:style>
    <style:style style:name="T249" style:parent-style-name="DefaultParagraphFont" style:family="text">
      <style:text-properties style:font-name="Taamey Ashkenaz" style:font-name-asian="Times New Roman" style:font-name-complex="Taamey Ashkenaz" style:letter-kerning="false" style:language-asian="en" style:country-asian="US"/>
    </style:style>
    <style:style style:name="T250" style:parent-style-name="DefaultParagraphFont" style:family="text">
      <style:text-properties style:font-name="Taamey Ashkenaz" style:font-name-asian="Times New Roman" style:font-name-complex="Taamey Ashkenaz" style:letter-kerning="false" style:language-asian="en" style:country-asian="US"/>
    </style:style>
    <style:style style:name="T251" style:parent-style-name="DefaultParagraphFont" style:family="text">
      <style:text-properties style:font-name="Taamey Ashkenaz" style:font-name-asian="Times New Roman" style:font-name-complex="Taamey Ashkenaz" style:letter-kerning="false" style:language-asian="en" style:country-asian="US"/>
    </style:style>
    <style:style style:name="T252" style:parent-style-name="DefaultParagraphFont" style:family="text">
      <style:text-properties style:font-name="Taamey Ashkenaz" style:font-name-asian="Times New Roman" style:font-name-complex="Taamey Ashkenaz" style:letter-kerning="false" style:language-asian="en" style:country-asian="US"/>
    </style:style>
    <style:style style:name="T253" style:parent-style-name="DefaultParagraphFont" style:family="text">
      <style:text-properties style:font-name="Taamey Ashkenaz" style:font-name-asian="Times New Roman" style:font-name-complex="Taamey Ashkenaz" style:letter-kerning="false" style:language-asian="en" style:country-asian="US"/>
    </style:style>
    <style:style style:name="T254" style:parent-style-name="DefaultParagraphFont" style:family="text">
      <style:text-properties style:font-name="Taamey Ashkenaz" style:font-name-asian="Times New Roman" style:font-name-complex="Taamey Ashkenaz" style:letter-kerning="false" style:language-asian="en" style:country-asian="US"/>
    </style:style>
    <style:style style:name="T255" style:parent-style-name="DefaultParagraphFont" style:family="text">
      <style:text-properties style:font-name="Taamey Ashkenaz" style:font-name-asian="Times New Roman" style:font-name-complex="Taamey Ashkenaz" style:letter-kerning="false" style:language-asian="en" style:country-asian="US"/>
    </style:style>
    <style:style style:name="T256" style:parent-style-name="DefaultParagraphFont" style:family="text">
      <style:text-properties style:font-name="Taamey Ashkenaz" style:font-name-asian="Times New Roman" style:font-name-complex="Taamey Ashkenaz" style:letter-kerning="false" style:language-asian="en" style:country-asian="US"/>
    </style:style>
    <style:style style:name="T257" style:parent-style-name="DefaultParagraphFont" style:family="text">
      <style:text-properties style:font-name="Taamey Ashkenaz" style:font-name-asian="Times New Roman" style:font-name-complex="Taamey Ashkenaz" style:letter-kerning="false" style:language-asian="en" style:country-asian="US"/>
    </style:style>
    <style:style style:name="T258" style:parent-style-name="DefaultParagraphFont" style:family="text">
      <style:text-properties style:font-name="Taamey Ashkenaz" style:font-name-asian="Times New Roman" style:font-name-complex="Taamey Ashkenaz" style:letter-kerning="false" style:language-asian="en" style:country-asian="US"/>
    </style:style>
    <style:style style:name="T259" style:parent-style-name="DefaultParagraphFont" style:family="text">
      <style:text-properties style:font-name="Taamey Ashkenaz" style:font-name-asian="Times New Roman" style:font-name-complex="Taamey Ashkenaz" style:letter-kerning="false" style:language-asian="en" style:country-asian="US"/>
    </style:style>
    <style:style style:name="T260" style:parent-style-name="DefaultParagraphFont" style:family="text">
      <style:text-properties style:font-name="Taamey Ashkenaz" style:font-name-asian="Times New Roman" style:font-name-complex="Taamey Ashkenaz" style:letter-kerning="false" style:language-asian="en" style:country-asian="US"/>
    </style:style>
    <style:style style:name="T261" style:parent-style-name="DefaultParagraphFont" style:family="text">
      <style:text-properties style:font-name="Taamey Ashkenaz" style:font-name-asian="Times New Roman" style:font-name-complex="Taamey Ashkenaz" style:letter-kerning="false" style:language-asian="en" style:country-asian="US"/>
    </style:style>
    <style:style style:name="T262" style:parent-style-name="DefaultParagraphFont" style:family="text">
      <style:text-properties style:font-name="Taamey Ashkenaz" style:font-name-asian="Times New Roman" style:font-name-complex="Taamey Ashkenaz" style:letter-kerning="false" style:language-asian="en" style:country-asian="US"/>
    </style:style>
    <style:style style:name="T263" style:parent-style-name="DefaultParagraphFont" style:family="text">
      <style:text-properties style:font-name="Taamey Ashkenaz" style:font-name-asian="Times New Roman" style:font-name-complex="Taamey Ashkenaz" style:letter-kerning="false" style:language-asian="en" style:country-asian="US"/>
    </style:style>
    <style:style style:name="T264" style:parent-style-name="DefaultParagraphFont" style:family="text">
      <style:text-properties style:font-name="Taamey Ashkenaz" style:font-name-asian="Times New Roman" style:font-name-complex="Taamey Ashkenaz" style:letter-kerning="false" style:language-asian="en" style:country-asian="US"/>
    </style:style>
    <style:style style:name="T265" style:parent-style-name="DefaultParagraphFont" style:family="text">
      <style:text-properties style:font-name="Taamey Ashkenaz" style:font-name-asian="Times New Roman" style:font-name-complex="Taamey Ashkenaz" style:letter-kerning="false" style:language-asian="en" style:country-asian="US"/>
    </style:style>
    <style:style style:name="T266" style:parent-style-name="DefaultParagraphFont" style:family="text">
      <style:text-properties style:font-name="Taamey Ashkenaz" style:font-name-asian="Times New Roman" style:font-name-complex="Taamey Ashkenaz" style:letter-kerning="false" style:language-asian="en" style:country-asian="US"/>
    </style:style>
    <style:style style:name="T267" style:parent-style-name="DefaultParagraphFont" style:family="text">
      <style:text-properties style:font-name="Taamey Ashkenaz" style:font-name-asian="Times New Roman" style:font-name-complex="Taamey Ashkenaz" style:letter-kerning="false" style:language-asian="en" style:country-asian="US"/>
    </style:style>
    <style:style style:name="T268" style:parent-style-name="DefaultParagraphFont" style:family="text">
      <style:text-properties style:font-name="Taamey Ashkenaz" style:font-name-asian="Times New Roman" style:font-name-complex="Taamey Ashkenaz" style:letter-kerning="false" style:language-asian="en" style:country-asian="US"/>
    </style:style>
    <style:style style:name="T269" style:parent-style-name="DefaultParagraphFont" style:family="text">
      <style:text-properties style:font-name="Taamey Ashkenaz" style:font-name-asian="Times New Roman" style:font-name-complex="Taamey Ashkenaz" style:letter-kerning="false" style:language-asian="en" style:country-asian="US"/>
    </style:style>
    <style:style style:name="T270" style:parent-style-name="DefaultParagraphFont" style:family="text">
      <style:text-properties style:font-name="Taamey Ashkenaz" style:font-name-asian="Times New Roman" style:font-name-complex="Taamey Ashkenaz" style:letter-kerning="false" style:language-asian="en" style:country-asian="US"/>
    </style:style>
    <style:style style:name="T271" style:parent-style-name="DefaultParagraphFont" style:family="text">
      <style:text-properties style:font-name="Taamey Ashkenaz" style:font-name-asian="Times New Roman" style:font-name-complex="Taamey Ashkenaz" style:letter-kerning="false" style:language-asian="en" style:country-asian="US"/>
    </style:style>
    <style:style style:name="T272" style:parent-style-name="DefaultParagraphFont" style:family="text">
      <style:text-properties style:font-name="Taamey Ashkenaz" style:font-name-asian="Times New Roman" style:font-name-complex="Taamey Ashkenaz" style:letter-kerning="false" style:language-asian="en" style:country-asian="US"/>
    </style:style>
    <style:style style:name="T273" style:parent-style-name="DefaultParagraphFont" style:family="text">
      <style:text-properties style:font-name="Taamey Ashkenaz" style:font-name-asian="Times New Roman" style:font-name-complex="Taamey Ashkenaz" style:letter-kerning="false" style:language-asian="en" style:country-asian="US"/>
    </style:style>
    <style:style style:name="T274" style:parent-style-name="DefaultParagraphFont" style:family="text">
      <style:text-properties style:font-name="Taamey Ashkenaz" style:font-name-asian="Times New Roman" style:font-name-complex="Taamey Ashkenaz" style:letter-kerning="false" style:language-asian="en" style:country-asian="US"/>
    </style:style>
    <style:style style:name="T275" style:parent-style-name="DefaultParagraphFont" style:family="text">
      <style:text-properties style:font-name="Taamey Ashkenaz" style:font-name-asian="Times New Roman" style:font-name-complex="Taamey Ashkenaz" style:letter-kerning="false" style:language-asian="en" style:country-asian="US"/>
    </style:style>
    <style:style style:name="T276" style:parent-style-name="DefaultParagraphFont" style:family="text">
      <style:text-properties style:font-name="Taamey Ashkenaz" style:font-name-asian="Times New Roman" style:font-name-complex="Taamey Ashkenaz" style:letter-kerning="false" style:language-asian="en" style:country-asian="US"/>
    </style:style>
    <style:style style:name="T277" style:parent-style-name="DefaultParagraphFont" style:family="text">
      <style:text-properties style:font-name="Taamey Ashkenaz" style:font-name-asian="Times New Roman" style:font-name-complex="Taamey Ashkenaz" style:letter-kerning="false" style:language-asian="en" style:country-asian="US"/>
    </style:style>
    <style:style style:name="T278" style:parent-style-name="DefaultParagraphFont" style:family="text">
      <style:text-properties style:font-name="Taamey Ashkenaz" style:font-name-asian="Times New Roman" style:font-name-complex="Taamey Ashkenaz" style:letter-kerning="false" style:language-asian="en" style:country-asian="US"/>
    </style:style>
    <style:style style:name="T279" style:parent-style-name="DefaultParagraphFont" style:family="text">
      <style:text-properties style:font-name="Taamey Ashkenaz" style:font-name-asian="Times New Roman" style:font-name-complex="Taamey Ashkenaz" style:letter-kerning="false" style:language-asian="en" style:country-asian="US"/>
    </style:style>
    <style:style style:name="T280" style:parent-style-name="DefaultParagraphFont" style:family="text">
      <style:text-properties style:font-name="Times New Roman" style:font-name-asian="Times New Roman" style:font-name-complex="Times New Roman" style:letter-kerning="false" style:language-asian="en" style:country-asian="US"/>
    </style:style>
    <style:style style:name="T281" style:parent-style-name="DefaultParagraphFont" style:family="text">
      <style:text-properties style:font-name="Times New Roman" style:font-name-asian="Times New Roman" style:font-name-complex="Times New Roman" style:letter-kerning="false" style:language-asian="en" style:country-asian="US"/>
    </style:style>
    <style:style style:name="P282" style:parent-style-name="Textbody" style:family="paragraph">
      <style:paragraph-properties fo:text-align="center" style:writing-mode="rl-tb" fo:margin-bottom="0.0833in" fo:line-height="100%"/>
    </style:style>
    <style:style style:name="T283" style:parent-style-name="DefaultParagraphFont" style:family="text">
      <style:text-properties style:font-name="Taamey Ashkenaz" style:font-name-complex="Taamey Ashkenaz" fo:font-size="12pt" style:font-size-asian="12pt" style:font-size-complex="12pt"/>
    </style:style>
    <style:style style:name="T284" style:parent-style-name="DefaultParagraphFont" style:family="text">
      <style:text-properties fo:font-size="12pt" style:font-size-asian="12pt" style:font-size-complex="12pt"/>
    </style:style>
    <style:style style:name="T285" style:parent-style-name="DefaultParagraphFont" style:family="text">
      <style:text-properties fo:font-size="12pt" style:font-size-asian="12pt" style:font-size-complex="12pt"/>
    </style:style>
    <style:style style:name="T286" style:parent-style-name="DefaultParagraphFont" style:family="text">
      <style:text-properties fo:font-size="12pt" style:font-size-asian="12pt" style:font-size-complex="12pt"/>
    </style:style>
    <style:style style:name="P287" style:parent-style-name="Normal" style:family="paragraph">
      <style:paragraph-properties style:writing-mode="rl-tb" style:vertical-align="auto" fo:margin-bottom="0.0833in"/>
      <style:text-properties fo:hyphenate="true"/>
    </style:style>
    <style:style style:name="T288" style:parent-style-name="DefaultParagraphFont" style:family="text">
      <style:text-properties style:font-name="Taamey Ashkenaz" style:font-name-asian="Times New Roman" style:font-name-complex="Taamey Ashkenaz" style:letter-kerning="false" style:language-asian="en" style:country-asian="US"/>
    </style:style>
    <style:style style:name="T289" style:parent-style-name="DefaultParagraphFont" style:family="text">
      <style:text-properties style:font-name="Taamey Ashkenaz" style:font-name-asian="Times New Roman" style:font-name-complex="Taamey Ashkenaz" style:letter-kerning="false" style:language-asian="en" style:country-asian="US"/>
    </style:style>
    <style:style style:name="T290" style:parent-style-name="DefaultParagraphFont" style:family="text">
      <style:text-properties style:font-name="Taamey Ashkenaz" style:font-name-asian="Times New Roman" style:font-name-complex="Taamey Ashkenaz" style:letter-kerning="false" style:language-asian="en" style:country-asian="US"/>
    </style:style>
    <style:style style:name="T291" style:parent-style-name="DefaultParagraphFont" style:family="text">
      <style:text-properties style:font-name="Taamey Ashkenaz" style:font-name-asian="Times New Roman" style:font-name-complex="Taamey Ashkenaz" style:letter-kerning="false" style:language-asian="en" style:country-asian="US"/>
    </style:style>
    <style:style style:name="T292" style:parent-style-name="DefaultParagraphFont" style:family="text">
      <style:text-properties style:font-name="Taamey Ashkenaz" style:font-name-asian="Times New Roman" style:font-name-complex="Taamey Ashkenaz" style:letter-kerning="false" style:language-asian="en" style:country-asian="US"/>
    </style:style>
    <style:style style:name="T293" style:parent-style-name="DefaultParagraphFont" style:family="text">
      <style:text-properties style:font-name="Taamey Ashkenaz" style:font-name-asian="Times New Roman" style:font-name-complex="Taamey Ashkenaz" style:letter-kerning="false" style:language-asian="en" style:country-asian="US"/>
    </style:style>
    <style:style style:name="T294" style:parent-style-name="DefaultParagraphFont" style:family="text">
      <style:text-properties style:font-name="Taamey Ashkenaz" style:font-name-asian="Times New Roman" style:font-name-complex="Taamey Ashkenaz" style:letter-kerning="false" style:language-asian="en" style:country-asian="US"/>
    </style:style>
    <style:style style:name="T295" style:parent-style-name="DefaultParagraphFont" style:family="text">
      <style:text-properties style:font-name="Taamey Ashkenaz" style:font-name-asian="Times New Roman" style:font-name-complex="Taamey Ashkenaz" style:letter-kerning="false" style:language-asian="en" style:country-asian="US"/>
    </style:style>
    <style:style style:name="T296" style:parent-style-name="DefaultParagraphFont" style:family="text">
      <style:text-properties style:font-name="Taamey Ashkenaz" style:font-name-asian="Times New Roman" style:font-name-complex="Taamey Ashkenaz" style:letter-kerning="false" style:language-asian="en" style:country-asian="US"/>
    </style:style>
    <style:style style:name="T297" style:parent-style-name="DefaultParagraphFont" style:family="text">
      <style:text-properties style:font-name="Taamey Ashkenaz" style:font-name-asian="Times New Roman" style:font-name-complex="Taamey Ashkenaz" style:letter-kerning="false" style:language-asian="en" style:country-asian="US"/>
    </style:style>
    <style:style style:name="T298" style:parent-style-name="DefaultParagraphFont" style:family="text">
      <style:text-properties style:font-name="Taamey Ashkenaz" style:font-name-asian="Times New Roman" style:font-name-complex="Taamey Ashkenaz" style:letter-kerning="false" style:language-asian="en" style:country-asian="US"/>
    </style:style>
    <style:style style:name="T299" style:parent-style-name="DefaultParagraphFont" style:family="text">
      <style:text-properties style:font-name="Taamey Ashkenaz" style:font-name-asian="Times New Roman" style:font-name-complex="Taamey Ashkenaz" style:letter-kerning="false" style:language-asian="en" style:country-asian="US"/>
    </style:style>
    <style:style style:name="T300" style:parent-style-name="DefaultParagraphFont" style:family="text">
      <style:text-properties style:font-name="Taamey Ashkenaz" style:font-name-asian="Times New Roman" style:font-name-complex="Taamey Ashkenaz" style:letter-kerning="false" style:language-asian="en" style:country-asian="US"/>
    </style:style>
    <style:style style:name="T301" style:parent-style-name="DefaultParagraphFont" style:family="text">
      <style:text-properties style:font-name="Taamey Ashkenaz" style:font-name-asian="Times New Roman" style:font-name-complex="Taamey Ashkenaz" style:letter-kerning="false" style:language-asian="en" style:country-asian="US"/>
    </style:style>
    <style:style style:name="P302" style:parent-style-name="Normal" style:family="paragraph">
      <style:paragraph-properties style:writing-mode="rl-tb" style:vertical-align="auto" fo:margin-bottom="0.0833in"/>
      <style:text-properties fo:hyphenate="true"/>
    </style:style>
    <style:style style:name="T303" style:parent-style-name="DefaultParagraphFont" style:family="text">
      <style:text-properties style:font-name="Taamey Ashkenaz" style:font-name-asian="Times New Roman" style:font-name-complex="Taamey Ashkenaz" style:letter-kerning="false" style:language-asian="en" style:country-asian="US"/>
    </style:style>
    <style:style style:name="T304" style:parent-style-name="DefaultParagraphFont" style:family="text">
      <style:text-properties style:font-name="Taamey Ashkenaz" style:font-name-asian="Times New Roman" style:font-name-complex="Taamey Ashkenaz" style:letter-kerning="false" style:language-asian="en" style:country-asian="US"/>
    </style:style>
    <style:style style:name="T305" style:parent-style-name="DefaultParagraphFont" style:family="text">
      <style:text-properties style:font-name="Taamey Ashkenaz" style:font-name-asian="Times New Roman" style:font-name-complex="Taamey Ashkenaz" style:letter-kerning="false" style:language-asian="en" style:country-asian="US"/>
    </style:style>
    <style:style style:name="T306" style:parent-style-name="DefaultParagraphFont" style:family="text">
      <style:text-properties style:font-name="Taamey Ashkenaz" style:font-name-asian="Times New Roman" style:font-name-complex="Taamey Ashkenaz" style:letter-kerning="false" style:language-asian="en" style:country-asian="US"/>
    </style:style>
    <style:style style:name="T307" style:parent-style-name="DefaultParagraphFont" style:family="text">
      <style:text-properties style:font-name="Taamey Ashkenaz" style:font-name-asian="Times New Roman" style:font-name-complex="Taamey Ashkenaz" style:letter-kerning="false" style:language-asian="en" style:country-asian="US"/>
    </style:style>
    <style:style style:name="T308" style:parent-style-name="DefaultParagraphFont" style:family="text">
      <style:text-properties style:font-name="Taamey Ashkenaz" style:font-name-asian="Times New Roman" style:font-name-complex="Taamey Ashkenaz" style:letter-kerning="false" style:language-asian="en" style:country-asian="US"/>
    </style:style>
    <style:style style:name="T309" style:parent-style-name="DefaultParagraphFont" style:family="text">
      <style:text-properties style:font-name="Taamey Ashkenaz" style:font-name-asian="Times New Roman" style:font-name-complex="Taamey Ashkenaz" style:letter-kerning="false" style:language-asian="en" style:country-asian="US"/>
    </style:style>
    <style:style style:name="T310" style:parent-style-name="DefaultParagraphFont" style:family="text">
      <style:text-properties style:font-name="Taamey Ashkenaz" style:font-name-asian="Times New Roman" style:font-name-complex="Taamey Ashkenaz" style:letter-kerning="false" style:language-asian="en" style:country-asian="US"/>
    </style:style>
    <style:style style:name="T311" style:parent-style-name="DefaultParagraphFont" style:family="text">
      <style:text-properties style:font-name="Taamey Ashkenaz" style:font-name-asian="Times New Roman" style:font-name-complex="Taamey Ashkenaz" style:letter-kerning="false" style:language-asian="en" style:country-asian="US"/>
    </style:style>
    <style:style style:name="T312" style:parent-style-name="DefaultParagraphFont" style:family="text">
      <style:text-properties style:font-name="Taamey Ashkenaz" style:font-name-asian="Times New Roman" style:font-name-complex="Taamey Ashkenaz" style:letter-kerning="false" style:language-asian="en" style:country-asian="US"/>
    </style:style>
    <style:style style:name="T313" style:parent-style-name="DefaultParagraphFont" style:family="text">
      <style:text-properties style:font-name="Taamey Ashkenaz" style:font-name-asian="Times New Roman" style:font-name-complex="Taamey Ashkenaz" style:letter-kerning="false" style:language-asian="en" style:country-asian="US"/>
    </style:style>
    <style:style style:name="T314" style:parent-style-name="DefaultParagraphFont" style:family="text">
      <style:text-properties style:font-name="Taamey Ashkenaz" style:font-name-asian="Times New Roman" style:font-name-complex="Taamey Ashkenaz" style:letter-kerning="false" style:language-asian="en" style:country-asian="US"/>
    </style:style>
    <style:style style:name="T315" style:parent-style-name="DefaultParagraphFont" style:family="text">
      <style:text-properties style:font-name="Taamey Ashkenaz" style:font-name-asian="Times New Roman" style:font-name-complex="Taamey Ashkenaz" style:letter-kerning="false" style:language-asian="en" style:country-asian="US"/>
    </style:style>
    <style:style style:name="T316" style:parent-style-name="DefaultParagraphFont" style:family="text">
      <style:text-properties style:font-name="Taamey Ashkenaz" style:font-name-asian="Times New Roman" style:font-name-complex="Taamey Ashkenaz" style:letter-kerning="false" style:language-asian="en" style:country-asian="US"/>
    </style:style>
    <style:style style:name="T317" style:parent-style-name="DefaultParagraphFont" style:family="text">
      <style:text-properties style:font-name="Taamey Ashkenaz" style:font-name-asian="Times New Roman" style:font-name-complex="Taamey Ashkenaz" style:letter-kerning="false" style:language-asian="en" style:country-asian="US"/>
    </style:style>
    <style:style style:name="P318" style:parent-style-name="Normal" style:family="paragraph">
      <style:paragraph-properties style:writing-mode="rl-tb" style:vertical-align="auto" fo:margin-bottom="0.0833in"/>
      <style:text-properties fo:hyphenate="true"/>
    </style:style>
    <style:style style:name="T319" style:parent-style-name="DefaultParagraphFont" style:family="text">
      <style:text-properties style:font-name="Taamey Ashkenaz" style:font-name-asian="Times New Roman" style:font-name-complex="Taamey Ashkenaz" style:letter-kerning="false" style:language-asian="en" style:country-asian="US"/>
    </style:style>
    <style:style style:name="T320" style:parent-style-name="DefaultParagraphFont" style:family="text">
      <style:text-properties style:font-name="Taamey Ashkenaz" style:font-name-asian="Times New Roman" style:font-name-complex="Taamey Ashkenaz" style:letter-kerning="false" style:language-asian="en" style:country-asian="US"/>
    </style:style>
    <style:style style:name="T321" style:parent-style-name="DefaultParagraphFont" style:family="text">
      <style:text-properties style:font-name="Taamey Ashkenaz" style:font-name-asian="Times New Roman" style:font-name-complex="Taamey Ashkenaz" style:letter-kerning="false" style:language-asian="en" style:country-asian="US"/>
    </style:style>
    <style:style style:name="T322" style:parent-style-name="DefaultParagraphFont" style:family="text">
      <style:text-properties style:font-name="Taamey Ashkenaz" style:font-name-asian="Times New Roman" style:font-name-complex="Taamey Ashkenaz" style:letter-kerning="false" style:language-asian="en" style:country-asian="US"/>
    </style:style>
    <style:style style:name="T323" style:parent-style-name="DefaultParagraphFont" style:family="text">
      <style:text-properties style:font-name="Taamey Ashkenaz" style:font-name-asian="Times New Roman" style:font-name-complex="Taamey Ashkenaz" style:letter-kerning="false" style:language-asian="en" style:country-asian="US"/>
    </style:style>
    <style:style style:name="T324" style:parent-style-name="DefaultParagraphFont" style:family="text">
      <style:text-properties style:font-name="Taamey Ashkenaz" style:font-name-asian="Times New Roman" style:font-name-complex="Taamey Ashkenaz" style:letter-kerning="false" style:language-asian="en" style:country-asian="US"/>
    </style:style>
    <style:style style:name="P325" style:parent-style-name="Normal" style:family="paragraph">
      <style:paragraph-properties style:writing-mode="rl-tb" style:vertical-align="auto" fo:margin-bottom="0.0833in"/>
      <style:text-properties fo:hyphenate="true"/>
    </style:style>
    <style:style style:name="T326" style:parent-style-name="DefaultParagraphFont" style:family="text">
      <style:text-properties style:font-name="Taamey Ashkenaz" style:font-name-asian="Times New Roman" style:font-name-complex="Taamey Ashkenaz" style:letter-kerning="false" style:language-asian="en" style:country-asian="US"/>
    </style:style>
    <style:style style:name="T327" style:parent-style-name="DefaultParagraphFont" style:family="text">
      <style:text-properties style:font-name="Taamey Ashkenaz" style:font-name-asian="Times New Roman" style:font-name-complex="Taamey Ashkenaz" style:letter-kerning="false" style:language-asian="en" style:country-asian="US"/>
    </style:style>
    <style:style style:name="T328" style:parent-style-name="DefaultParagraphFont" style:family="text">
      <style:text-properties style:font-name="Taamey Ashkenaz" style:font-name-asian="Times New Roman" style:font-name-complex="Taamey Ashkenaz" style:letter-kerning="false" style:language-asian="en" style:country-asian="US"/>
    </style:style>
    <style:style style:name="T329" style:parent-style-name="DefaultParagraphFont" style:family="text">
      <style:text-properties style:font-name="Taamey Ashkenaz" style:font-name-asian="Times New Roman" style:font-name-complex="Taamey Ashkenaz" style:letter-kerning="false" style:language-asian="en" style:country-asian="US"/>
    </style:style>
    <style:style style:name="T330" style:parent-style-name="DefaultParagraphFont" style:family="text">
      <style:text-properties style:font-name="Taamey Ashkenaz" style:font-name-asian="Times New Roman" style:font-name-complex="Taamey Ashkenaz" style:letter-kerning="false" style:language-asian="en" style:country-asian="US"/>
    </style:style>
    <style:style style:name="T331" style:parent-style-name="DefaultParagraphFont" style:family="text">
      <style:text-properties style:font-name="Taamey Ashkenaz" style:font-name-asian="Times New Roman" style:font-name-complex="Taamey Ashkenaz" style:letter-kerning="false" style:language-asian="en" style:country-asian="US"/>
    </style:style>
    <style:style style:name="T332" style:parent-style-name="DefaultParagraphFont" style:family="text">
      <style:text-properties style:font-name="Taamey Ashkenaz" style:font-name-asian="Times New Roman" style:font-name-complex="Taamey Ashkenaz" style:letter-kerning="false" style:language-asian="en" style:country-asian="US"/>
    </style:style>
    <style:style style:name="T333" style:parent-style-name="DefaultParagraphFont" style:family="text">
      <style:text-properties style:font-name="Taamey Ashkenaz" style:font-name-asian="Times New Roman" style:font-name-complex="Taamey Ashkenaz" style:letter-kerning="false" style:language-asian="en" style:country-asian="US"/>
    </style:style>
    <style:style style:name="T334" style:parent-style-name="DefaultParagraphFont" style:family="text">
      <style:text-properties style:font-name="Taamey Ashkenaz" style:font-name-asian="Times New Roman" style:font-name-complex="Taamey Ashkenaz" style:letter-kerning="false" style:language-asian="en" style:country-asian="US"/>
    </style:style>
    <style:style style:name="T335" style:parent-style-name="DefaultParagraphFont" style:family="text">
      <style:text-properties style:font-name="Taamey Ashkenaz" style:font-name-asian="Times New Roman" style:font-name-complex="Taamey Ashkenaz" style:letter-kerning="false" style:language-asian="en" style:country-asian="US"/>
    </style:style>
    <style:style style:name="T336" style:parent-style-name="DefaultParagraphFont" style:family="text">
      <style:text-properties style:font-name="Taamey Ashkenaz" style:font-name-asian="Times New Roman" style:font-name-complex="Taamey Ashkenaz" style:letter-kerning="false" style:language-asian="en" style:country-asian="US"/>
    </style:style>
    <style:style style:name="T337" style:parent-style-name="DefaultParagraphFont" style:family="text">
      <style:text-properties style:font-name="Taamey Ashkenaz" style:font-name-asian="Times New Roman" style:font-name-complex="Taamey Ashkenaz" style:letter-kerning="false" style:language-asian="en" style:country-asian="US"/>
    </style:style>
    <style:style style:name="P338" style:parent-style-name="Normal" style:family="paragraph">
      <style:paragraph-properties fo:text-align="center" style:writing-mode="rl-tb" style:vertical-align="auto" fo:margin-bottom="0.0833in"/>
      <style:text-properties style:font-name="Taamey Ashkenaz" style:font-name-asian="Times New Roman" style:font-name-complex="Taamey Ashkenaz" style:letter-kerning="false" style:language-asian="en" style:country-asian="US" fo:hyphenate="true"/>
    </style:style>
    <style:style style:name="P339" style:parent-style-name="Textbody" style:family="paragraph">
      <style:paragraph-properties fo:text-align="start" style:writing-mode="rl-tb" fo:margin-bottom="0.0833in" fo:line-height="100%"/>
    </style:style>
    <style:style style:name="T340" style:parent-style-name="DefaultParagraphFont" style:family="text">
      <style:text-properties style:font-name="Taamey Ashkenaz" style:font-name-complex="Taamey Ashkenaz" fo:font-size="12pt" style:font-size-asian="12pt" style:font-size-complex="12pt"/>
    </style:style>
  </office:automatic-styles>
  <office:body>
    <office:text text:use-soft-page-breaks="true">
      <text:p text:style-name="P1">Ya’aleh Veyavo for Rosh Chodesh:</text:p>
      <text:p text:style-name="P2"><text:span text:style-name="T3">אֱלֹהֵֽינוּ וֵאלֹהֵי אֲבוֹתֵֽינוּ יַעֲלֶה וְיָבֹא וְיַגִּֽיעַ וְיֵרָאֶה וְיֵרָצֶה וְיִשָּׁמַע וְיִפָּקֵד וְיִזָּכֵר זִכְרוֹנֵֽנוּ וּפִקְדוֹנֵֽנוּ וְזִכְרוֹן אֲבוֹתֵֽינוּ וְזִכְרוֹן מָשִֽׁיחַ בֶּן דָּוִד עַבְדֶּֽךָ וְזִכְרוֹן יְרוּשָׁלַֽיִם עִיר קׇדְשֶֽׁךָ וְזִכְרוֹן כׇּל עַמְּךָ בֵּית יִשְׂרָאֵל לְפָנֶֽיךָ לִפְלֵיטָה וּלְטוֹבָה לְחֵן וּלְחֶֽסֶד וּלְרַחֲמִים לְחַיִּים וּלְשָׁלוֹם בְּיוֹם רֹאשׁ הַחֹֽדֶשׁ הַזֶּה. זׇכְרֵֽנוּ יְיָ אֱלֹהֵֽינוּ בּוֹ לְטוֹבָה וּפׇקְדֵֽנוּ בוֹ לִבְרָכָה וְהוֹשִׁיעֵֽנוּ בוֹ לְחַיִּים. וּבִדְבַר יְשׁוּעָה וְרַחֲמִים חוּס וְחׇנֵּֽנוּ וְרַחֵם עָלֵֽינוּ וְהוֹשִׁיעֵֽנוּ כִּי אֵלֶֽיךָ עֵינֵֽינוּ כִּי אֵל מֶֽלֶךְ חַנּוּן וְרַחוּם אָֽתָּה.)</text:span></text:p>
      <text:p text:style-name="P4">Al HaNisim for Chanukka:</text:p>
      <text:p text:style-name="P5"><text:span text:style-name="T6">עַל הַנִּסִּים וְעַל הַפֻּרְקָן וְעַל הַגְּבוּרוֹת וְעַל הַתְּשׁוּעוֹת וְעַל הַמִּלְחָמוֹת שֶׁעָשִֽׂיתָ לַאֲבוֹתֵֽינוּ בַּיָּמִים הָהֵם בַּזְּמַן הַזֶּה׃ בִּימֵי מַתִּתְיָֽהוּ בֶּן יוֹחָנָן כֹּהֵן גָּדוֹל חַשְׁמוֹנַי וּבָנָיו כְּשֶׁעָמְדָה מַלְכוּת יָוָן הָרְשָׁעָה עַל עַמְּךָ יִשְׂרָאֵל לְהַשְׁכִּיחָם תּוֹרָתֶֽךָ וּלְהַעֲבִירָם מֵחֻקֵּי רְצוֹנֶֽךָ. וְאַתָּה בְּרַחֲמֶֽיךָ הָרַבִּים עָמַֽדְתָּ לָהֶם בְּעֵת צָרָתָם רַֽבְתָּ אֶת רִיבָם דַּֽנְתָּ אֶת דִּינָם נָקַֽמְתָּ אֶת נִקְמָתָם. מָסַֽרְתָּ גִבּוֹרִים בְּיַד חַלָּשִׁים וְרַבִּים בְּיַד מְעַטִּים וּטְמֵאִים בְּיַד טְהוֹרִים וּרְשָׁעִים בְּיַד צַדִּיקִים וְזֵדִים בְּיַד עוֹסְקֵי תוֹרָתֶֽךָ. וּלְךָ עָשִֽׂיתָ שֵׁם גָּדוֹל וְקָדוֹשׁ בְּעוֹלָמֶֽךָ וּלְעַמְּךָ יִשְׂרָאֵל עָשִֽׂיתָ תְּשׁוּעָה גְדוֹלָה וּפֻרְקָן כְּהַיּוֹם הַזֶּה. וְאַחַר כֵּן בָּֽאוּ בָנֶֽיךָ לִדְבִיר בֵּיתֶֽךָ וּפִנּוּ אֶת הֵיכָלֶֽךָ וְטִהֲרוּ אֶת מִקְדָּשֶֽׁךָ וְהִדְלִֽיקוּ נֵרוֹת בְּחַצְרוֹת קׇדְשֶֽׁךָ וְקָבְעוּ שְׁמוֹנַת יְמֵי חֲנֻכָּה אֵֽלּוּ לְהוֹדוֹת וּלְהַלֵּל לְשִׁמְךָ הַגָּדוֹל.</text:span></text:p>
      <text:p text:style-name="P7">Hallel. <text:s/>Paragraphs in parantheses are recited on Chanukka but not Rosh Chodesh.</text:p>
      <text:p text:style-name="P8"><text:span text:style-name="T9">בָּרוּךְ אַתָּה יְיָ אֱלֹהֵֽינוּ מֶֽלֶךְ הָעוֹלָם אֲשֶׁר קִדְּשָֽׁנוּ בְּמִצְוֺתָיו וְצִוָּֽנוּ לִקְרֹא אֶת הַהַלֵּל.</text:span></text:p>
      <text:p text:style-name="P10"><text:span text:style-name="T11">הַלְלוּ־יָהּ</text:span><text:span text:style-name="T12">.</text:span><text:span text:style-name="T13"><text:s/>הַלְלוּ עַבְדֵי יְיָ הַלְלוּ אֶת שֵׁם יְיָ. יְהִי שֵׁם יְיָ מְבֹרָךְ מֵעַתָּה וְעַד עוֹלָם. מִמִּזְרַח שֶֽׁמֶשׁ עַד מְבוֹאוֹ מְהֻלָּל שֵׁם יְיָ. רָם עַל כׇּל גּוֹיִם יְיָ עַל הַשָּׁמַֽיִם כְּבוֹדוֹ. מִי כַּייָ אֱלֹהֵֽינוּ הַמַּגְבִּיהִי לָשָֽׁבֶת. הַמַּשְׁפִּילִי לִרְאוֹת בַּשָּׁמַֽיִם וּבָאָֽרֶץ. מְקִימִי מֵעָפָר דָּל מֵאַשְׁפֹּת יָרִים אֶבְיוֹן. לְהוֹשִׁיבִי עִם נְדִיבִים עִם נְדִיבֵי עַמּוֹ. מוֹשִׁיבִי עֲקֶֽרֶת הַבַּֽיִת אֵם הַבָּנִים שְׂמֵחָה</text:span><text:span text:style-name="T14">.</text:span><text:span text:style-name="T15"><text:s/>הַלְלוּ־יָהּ.</text:span></text:p>
      <text:p text:style-name="P16"><text:span text:style-name="T17">בְּצֵאת יִשְׂרָאֵל מִמִּצְרָֽיִם בֵּית יַעֲקֹב מֵעַם לֹעֵז. הָיְתָה יְהוּדָה לְקׇדְשׁוֹ יִשְׂרָאֵל מַמְשְׁלוֹתָיו. הַיָּם רָאָה וַיָּנֹס</text:span><text:span text:style-name="T18">.</text:span><text:span text:style-name="T19"><text:s/>הַיַּרְדֵּן יִסֹּב לְאָחוֹר. הֶהָרִים רָקְדוּ כְאֵילִים גְּבָעוֹת כִּבְנֵי צֹאן. מַה לְּךָ הַיָּם כִּי תָנוּס</text:span><text:span text:style-name="T20">.</text:span><text:span text:style-name="T21"><text:s/>הַיַּרְדֵּן תִּסֹּב לְאָחוֹר. הֶהָרִים תִּרְקְדוּ כְאֵילִים</text:span><text:span text:style-name="T22">.</text:span><text:span text:style-name="T23"><text:s/>גְּבָעוֹת כִּבְנֵי צֹאן. מִלִּפְנֵי אָדוֹן חֽוּלִי אָֽרֶץ מִלִּפְנֵי אֱלֽוֹהַּ יַעֲקֹב. הַהֹפְכִי הַצּוּר אֲגַם מָֽיִם חַלָּמִישׁ לְמַעְיְנוֹ־מָֽיִם.</text:span></text:p>
      <text:p text:style-name="P24"><text:span text:style-name="T25">(לֹא לָנוּ יְיָ לֹא לָנוּ כִּי לְשִׁמְךָ תֵּן כָּבוֹד עַל חַסְדְּךָ עַל אֲמִתֶּֽךָ. לָֽמָּה יֹאמְרוּ הַגּוֹיִם אַיֵּה נָא אֱלֹהֵיהֶם. וֵאלֹהֵֽינוּ בַשָּׁמָֽיִם</text:span><text:span text:style-name="T26">.</text:span><text:span text:style-name="T27"><text:s/>כֹּל אֲשֶׁר חָפֵץ עָשָׂה. עֲצַבֵּיהֶם כֶּֽסֶף וְזָהָב מַעֲשֵׂה יְדֵי אָדָם. פֶּה לָהֶם וְלֹא יְדַבֵּֽרוּ עֵינַֽיִם לָהֶם וְלֹא יִרְאוּ. אׇזְנַֽיִם לָהֶם וְלֹא יִשְׁמָֽעוּ אַף לָהֶם וְלֹא יְרִיחוּן. יְדֵיהֶם וְלֹא יְמִישׁוּן רַגְלֵיהֶם וְלֹא יְהַלֵּֽכוּ</text:span><text:span text:style-name="T28">.</text:span><text:span text:style-name="T29"><text:s/>לֹא יֶהְגּוּ בִּגְרוֹנָם. כְּמוֹהֶם יִהְיוּ עֹשֵׂיהֶם כֹּל אֲשֶׁר בֹּטֵֽחַ בָּהֶם. יִשְׂרָאֵל בְּטַח בַּייָ</text:span><text:span text:style-name="T30">.</text:span><text:span text:style-name="T31"><text:s/>עֶזְרָם וּמָגִנָּם הוּא. בֵּית אַהֲרֹן בִּטְחוּ בַייָ</text:span><text:span text:style-name="T32">.</text:span><text:span text:style-name="T33"><text:s/>עֶזְרָם וּמָגִנָּם הוּא. יִרְאֵי יְיָ בִּטְחוּ בַייָ</text:span><text:span text:style-name="T34">.</text:span><text:span text:style-name="T35"><text:s/>עֶזְרָם וּמָגִנָּם הוּא.)</text:span></text:p>
      <text:p text:style-name="P36"><text:span text:style-name="T37">יְיָ זְכָרָֽנוּ יְבָרֵךְ</text:span><text:span text:style-name="T38">.</text:span><text:span text:style-name="T39"><text:s/>יְבָרֵךְ אֶת בֵּית יִשְׂרָאֵל יְבָרֵךְ אֶת בֵּית אַהֲרֹן. יְבָרֵךְ יִרְאֵי יְיָ הַקְּטַנִּים עִם הַגְּדֹלִים. יֹסֵף יְיָ עֲלֵיכֶם עֲלֵיכֶם וְעַל בְּנֵיכֶם. בְּרוּכִים אַתֶּם לַייָ עֹשֵׂה שָׁמַֽיִם וָאָֽרֶץ. הַשָּׁמַֽיִם שָׁמַֽיִם לַייָ וְהָאָֽרֶץ נָתַן לִבְנֵי אָדָם. לֹא הַמֵּתִים יְהַלְלוּ יָהּ וְלֹא כׇּל יֹרְדֵי דוּמָה. וַאֲנַֽחְנוּ נְבָרֵךְ יָהּ מֵעַתָּה וְעַד עוֹלָם</text:span><text:span text:style-name="T40">.</text:span><text:span text:style-name="T41"><text:s/>הַלְלוּ־יָהּ.</text:span></text:p>
      <text:p text:style-name="P42"><text:span text:style-name="T43">(אָהַֽבְתִּי כִּי יִשְׁמַע יְיָ אֶת קוֹלִי תַּחֲנוּנָי. כִּי הִטָּה אׇזְנוֹ לִי וּבְיָמַי אֶקְרָא. אֲפָפֽוּנִי חֶבְלֵי מָֽוֶת וּמְצָרֵי שְׁאוֹל מְצָאֽוּנִי. צָרָה וְיָגוֹן אֶמְצָא. וּבְשֵׁם יְיָ אֶקְרָא אָנָּה יְיָ מַלְּטָה נַפְשִׁי. חַנּוּן יְיָ וְצַדִּיק וֵאלֹהֵֽינוּ מְרַחֵם. שֹׁמֵר פְּתָאיִם יְיָ. דַּלֹּתִי וְלִי יְהוֹשִֽׁיעַ. שׁוּבִי נַפְשִׁי לִמְנוּחָֽיְכִי כִּי יְיָ גָּמַל עָלָֽיְכִי.<text:s/></text:span><text:span text:style-name="T44">כִּי חִלַּֽצְתָּ נַפְשִׁי מִמָּֽוֶת אֶת עֵינִי מִן דִּמְעָה אֶת רַגְלִי מִדֶּֽחִי. אֶתְהַלֵּךְ לִפְנֵי יְיָ בְּאַרְצוֹת הַחַיִּים. הֶאֱמַֽנְתִּי כִּי אֲדַבֵּר אֲנִי עָנִֽיתִי מְאֹד. אֲנִי אָמַֽרְתִּי בְחׇפְזִי כׇּל הָאָדָם כֹּזֵב.)</text:span></text:p>
      <text:p text:style-name="P45"><text:span text:style-name="T46">מָה אָשִׁיב לַייָ כׇּל תַּגְמוּלֽוֹהִי עָלָי. כּוֹס יְשׁוּעוֹת אֶשָּׂא וּבְשֵׁם יְיָ אֶקְרָא. נְדָרַי לַייָ אֲשַׁלֵּם נֶגְדָה־נָּא לְכׇל עַמּוֹ. יָקָר בְּעֵינֵי יְיָ הַמָּֽוְתָה לַחֲסִידָיו. אָנָּה יְיָ כִּי־אֲנִי עַבְדֶּֽךָ אֲנִי עַבְדְּךָ בֶּן אֲמָתֶֽךָ. פִּתַּֽחְתָּ לְמוֹסֵרָי. לְךָ אֶזְבַּח זֶֽבַח תּוֹדָה וּבְשֵׁם יְיָ אֶקְרָא. נְדָרַי לַייָ אֲשַׁלֵּם נֶגְדָה־נָּא לְכׇל־עַמּֽוֹ. בְּחַצְרוֹת בֵּית יְיָ בְּתוֹכֵֽכִי ירוּשָׁלָֽיִם. הַלְלוּ־יָהּ.</text:span></text:p>
      <text:p text:style-name="P47"><text:span text:style-name="T48">הַלְלוּ אֶת יְיָ כׇּל גּוֹיִם. שַׁבְּחֽוּהוּ כׇּל הָאֻמִּים. כִּי גָבַר עָלֵֽינוּ חַסְדּוֹ וֶאֱמֶת יְיָ לְעוֹלָם. הַלְלוּ־יָהּ.</text:span></text:p>
      <text:p text:style-name="P49"><text:span text:style-name="T50">הוֹדוּ לַייָ כִּי טוֹב</text:span><text:span text:style-name="T51"> </text:span><text:span text:style-name="T52">כִּי לְעוֹלָם חַסְדּוֹ</text:span><text:span text:style-name="T53">.</text:span><text:span text:style-name="T54"><text:line-break/></text:span><text:span text:style-name="T55">יֹאמַר נָא יִשְׂרָאֵל</text:span><text:span text:style-name="T56"> </text:span><text:span text:style-name="T57">כִּי לְעוֹלָם חַסְדּוֹ</text:span><text:span text:style-name="T58">.</text:span><text:span text:style-name="T59"><text:line-break/></text:span><text:span text:style-name="T60">יֹאמְרוּ נָא בֵית אַהֲרֹן</text:span><text:span text:style-name="T61"> </text:span><text:span text:style-name="T62">כִּי לְעוֹלָם חַסְדּוֹ</text:span><text:span text:style-name="T63">.</text:span><text:span text:style-name="T64"><text:line-break/></text:span><text:span text:style-name="T65">יֹאמְרוּ נָא יִרְאֵי יְיָ</text:span><text:span text:style-name="T66"> </text:span><text:span text:style-name="T67">כִּי לְעוֹלָם חַסְדּוֹ</text:span><text:span text:style-name="T68">.</text:span></text:p>
      <text:p text:style-name="P69"><text:span text:style-name="T70">מִן הַמֵּצַר קָרָֽאתִי יָּהּ עָנָֽנִי בַמֶּרְחָב יָהּ. יְיָ לִי לֹא אִירָא. מַה יַּעֲשֶׂה לִי אָדָם. יְיָ לִי בְּעֹזְרָי וַאֲנִי אֶרְאֶה בְשֹׂנְאָי. טוֹב לַחֲסוֹת בַּייָ מִבְּטֹֽחַ בָּאָדָם. טוֹב לַחֲסוֹת בַּייָ מִבְּטֹֽחַ בִּנְדִיבִים. כׇּל גּוֹיִם סְבָבֽוּנִי. בְּשֵׁם יְיָ כִּי אֲמִילַם. סַבּֽוּנִי גַם סְבָבֽוּנִי. בְּשֵׁם יְיָ כִּי אֲמִילַם. סַבּֽוּנִי כִדְבוֹרִים דֹּעֲכוּ כְּאֵשׁ קוֹצִים. בְּשֵׁם יְיָ כִּי אֲמִילַם. דַּחֹה דְחִיתַֽנִי לִנְפֹּל וַייָ עֲזָרָֽנִי. עָזִּי וְזִמְרָת יָהּ וַיְהִי לִי לִישׁוּעָה. קוֹל רִנָּה וִישׁוּעָה בְּאׇהֳלֵי צַדִּיקִים. יְמִין יְיָ עֹֽשָׂה חָֽיִל. יְמִין יְיָ רוֹמֵמָה יְמִין יְיָ עֹֽשָׂה חָֽיִל. לֹא אָמוּת כִּי אֶחְיֶה וַאֲסַפֵּר מַעֲשֵׂי יָהּ. יַסֹּר יִסְּרַֽנִּי יָּהּ וְלַמָּֽוֶת לֹא נְתָנָֽנִי. פִּתְחוּ לִי שַׁעֲרֵי צֶֽדֶק. אָבֹא בָם אוֹדֶה יָהּ. זֶה הַשַּֽׁעַר לַייָ צַדִּיקִים יָבֹֽאוּ בוֹ.</text:span></text:p>
      <text:p text:style-name="P71">The following four verses are said twice:</text:p>
      <text:p text:style-name="P72"><text:span text:style-name="T73">אוֹדְךָ כִּי עֲנִיתָֽנִי וַתְּהִי לִי לִישׁוּעָה. אֶֽבֶן מָאֲסוּ הַבּוֹנִים הָיְתָה לְרֹאשׁ פִּנָּה. מֵאֵת יְיָ הָֽיְתָה זֹּאת הִיא נִפְלָאת בְּעֵינֵֽינוּ. זֶה הַיּוֹם עָשָׂה יְיָ נָגִֽילָה וְנִשְׂמְחָה בוֹ</text:span><text:span text:style-name="T74">.</text:span></text:p>
      <text:p text:style-name="P75"><text:span text:style-name="T76">אָנָּא יְיָ הוֹשִֽׁיעָה נָא. אָנָּא יְיָ הוֹשִֽׁיעָה נָּא. אָנָּא יְיָ הַצְלִיחָה נָּא. אָנָּא יְיָ הַצְלִיחָה נָּא</text:span><text:span text:style-name="T77">.</text:span></text:p>
      <text:p text:style-name="P78">The following four verses are said twice:</text:p>
      <text:p text:style-name="P79"><text:span text:style-name="T80">בָּרוּךְ הַבָּא בְּשֵׁם יְיָ. בֵּרַכְנוּכֶם מִבֵּית יְיָ</text:span><text:span text:style-name="T81">.<text:s/></text:span><text:span text:style-name="T82">אֵל יְיָ וַיָּֽאֶר לָֽנוּ אִסְרוּ חַג בַּעֲבֹתִים עַד קַרְנוֹת הַמִּזְבֵּֽחַ</text:span><text:span text:style-name="T83">.<text:s/></text:span><text:span text:style-name="T84">אֵלִי אַתָּה וְאוֹדֶֽךָּ אֱלֹהַי אֲרוֹמְמֶֽךָּ</text:span><text:span text:style-name="T85">.<text:s/></text:span><text:span text:style-name="T86">הוֹדוּ לַייָ כִּי טוֹב כִּי לְעוֹלָם חַסְדּוֹ</text:span><text:span text:style-name="T87">.</text:span></text:p>
      <text:p text:style-name="P88"><text:span text:style-name="T89">יְהַלְלֽוּךָ יְיָ אֱלֹהֵֽינוּ כׇּל</text:span><text:span text:style-name="T90">־</text:span><text:span text:style-name="T91">מַעֲשֶֽׂיךָ. וַחֲסִידֶֽיךָ</text:span><text:span text:style-name="T92"><text:s/></text:span><text:span text:style-name="T93">צַדִּיקִים עוֹשֵׂי רְצוֹנֶֽךָ וְכׇל</text:span><text:span text:style-name="T94">־</text:span><text:span text:style-name="T95">עַמְּךָ בֵּית יִשְׂרָאֵל בְּרִנָּה יוֹדוּ וִיבָרְכוּ וִישַׁבְּחוּ וִיפָאֲרוּ וִירוֹמְמוּ וְיַעֲרִֽיצוּ</text:span><text:span text:style-name="T96"><text:s/></text:span><text:span text:style-name="T97">וְיַקְדִּֽישׁוּ וְיַמְלִֽיכוּ אֶת שִׁמְךָ מַלְכֵּֽנוּ</text:span><text:span text:style-name="T98">.</text:span><text:span text:style-name="T99"><text:s/></text:span><text:span text:style-name="T100">כִּי לְךָ טוֹב לְהוֹדוֹת וּלְשִׁמְךָ נָאֶה לְזַמֵּר כִּי מֵעוֹלָם וְעַד עוֹלָם אַתָּה אֵל. בָּרוּךְ אַתָּה יְיָ מֶֽלֶךְ מְהֻלָּל בַּתִּשְׁבָּחוֹת</text:span><text:span text:style-name="T101">.</text:span></text:p>
      <text:p text:style-name="P102">Continue with Kaddish Shalem and the Psalm for Shabbat. then insert the following for Rosh Chodesh:</text:p>
      <text:p text:style-name="P103"><text:span text:style-name="T104">בָּרְכִי נַפְשִׁי אֶת יְיָ</text:span><text:span text:style-name="T105">.</text:span><text:span text:style-name="T106"><text:s/>יְיָ אֱלֹהַי</text:span><text:span text:style-name="T107">.</text:span><text:span text:style-name="T108"><text:s/>גָּדַֽלְתָּ מְּאֹד</text:span><text:span text:style-name="T109">.</text:span><text:span text:style-name="T110"><text:s/>הוֹד וְהָדָר לָבָֽשְׁתָּ</text:span><text:span text:style-name="T111">.</text:span><text:span text:style-name="T112"><text:s/>עֹֽטֶה אוֹר כַּשַּׂלְמָה</text:span><text:span text:style-name="T113">.</text:span><text:span text:style-name="T114"><text:s/>נוֹטֶה שָׁמַֽיִם כַּיְרִיעָה</text:span><text:span text:style-name="T115">.</text:span><text:span text:style-name="T116"><text:s/>הַמְקָרֶה בַמַּֽיִם עֲלִיּוֹתָיו</text:span><text:span text:style-name="T117">.</text:span><text:span text:style-name="T118"><text:s/>הַשָּׂם עָבִים רְכוּבוֹ</text:span><text:span text:style-name="T119">.</text:span><text:span text:style-name="T120"><text:s/></text:span><text:span text:style-name="T121">הַמְהַלֵּךְ עַל כַּנְפֵי רֽוּחַ</text:span><text:span text:style-name="T122">.</text:span><text:span text:style-name="T123"><text:s/>עֹשֶׂה מַלְאָכָיו רוּחוֹת</text:span><text:span text:style-name="T124">.</text:span><text:span text:style-name="T125"><text:s/>מְשָׁרְתָיו אֵשׁ לֹהֵט</text:span><text:span text:style-name="T126">.</text:span><text:span text:style-name="T127"><text:s/>יָֽסַד אֶֽרֶץ עַל מְכוֹנֶֽיהָ</text:span><text:span text:style-name="T128">.</text:span><text:span text:style-name="T129"><text:s/>בַּל תִּמּוֹט עוֹלָם וָעֶד</text:span><text:span text:style-name="T130">.</text:span><text:span text:style-name="T131"><text:s/></text:span><text:span text:style-name="T132">תְּהוֹם כַּלְּבוּשׁ כִּסִּיתוֹ</text:span><text:span text:style-name="T133">.</text:span><text:span text:style-name="T134"><text:s/>עַל הָרִים יַֽעַמְדוּ מָֽיִם</text:span><text:span text:style-name="T135">.</text:span><text:span text:style-name="T136"><text:s/>מִן גַּעֲרָתְךָ יְנוּסוּן</text:span><text:span text:style-name="T137">.</text:span><text:span text:style-name="T138"><text:s/>מִן קוֹל רַעַמְךָ יֵחָפֵזוּן</text:span><text:span text:style-name="T139">.</text:span><text:span text:style-name="T140"><text:s/>יַעֲלוּ הָרִים</text:span><text:span text:style-name="T141">.</text:span><text:span text:style-name="T142"><text:s/></text:span><text:span text:style-name="T143">יֵרְדוּ בְקָעוֹת</text:span><text:span text:style-name="T144">.</text:span><text:span text:style-name="T145"><text:s/>אֶל מְקוֹם זֶהיָסַֽדְתָּ לָהֶם</text:span><text:span text:style-name="T146">.</text:span><text:span text:style-name="T147"><text:s/>גְּבוּל־שַֽׂמְתָּ בַּל יַעֲבֹרוּן</text:span><text:span text:style-name="T148">.</text:span><text:span text:style-name="T149"><text:s/>בַּל יְשֻׁבוּן לְכַסּוֹת הָאָֽרֶץ</text:span><text:span text:style-name="T150">.</text:span><text:span text:style-name="T151"><text:s/>הַמְשַׁלֵּֽחַ מַעְיָנִים בַּנְּחָלִים</text:span><text:span text:style-name="T152">.</text:span><text:span text:style-name="T153"><text:s/>בֵּין הָרִים יְהַלֵּכוּן</text:span><text:span text:style-name="T154">.</text:span><text:span text:style-name="T155"><text:s/>יַשְׁקוּ כׇּל־חַיְתוֹ שָׂדָי</text:span><text:span text:style-name="T156">.</text:span><text:span text:style-name="T157"><text:s/></text:span><text:span text:style-name="T158">יִשְׁבְּרוּ פְרָאִים צְמָאָם</text:span><text:span text:style-name="T159">.</text:span><text:span text:style-name="T160"><text:s/>עֲלֵיהֶם עוֹף הַשָּׁמַֽיִם יִשְׁכּוֹן</text:span><text:span text:style-name="T161">.</text:span><text:span text:style-name="T162"><text:s/></text:span><text:span text:style-name="T163">מִבֵּין עֳפָאיִם יִתְּנוּ קוֹל</text:span><text:span text:style-name="T164">.</text:span><text:span text:style-name="T165"><text:s/>מַשְׁקֶה הָרִים מֵעֲלִיּוֹתָיו</text:span><text:span text:style-name="T166">.</text:span><text:span text:style-name="T167"><text:s/>מִפְּרִי מַעֲשֶֽׂיךָ תִּשְׂבַּע הָאָֽרֶץ</text:span><text:span text:style-name="T168">.</text:span><text:span text:style-name="T169"><text:s/>מַצְמִֽיחַ חָצִיר לַבְּהֵמָה</text:span><text:span text:style-name="T170">.</text:span><text:span text:style-name="T171"><text:s/>וְעֵשֶׂב לַעֲבֹדַת הָאָדָם</text:span><text:span text:style-name="T172">.</text:span><text:span text:style-name="T173"><text:s/>לְהֽוֹצִיא לֶֽחֶם מִן הָאָֽרֶץ</text:span><text:span text:style-name="T174">.</text:span><text:span text:style-name="T175"><text:s/>וְיַֽיִן יְשַׂמַּח לְבַב אֱנוֹשׁ</text:span><text:span text:style-name="T176">.</text:span><text:span text:style-name="T177"><text:s/></text:span><text:soft-page-break/><text:span text:style-name="T178">לְהַצְהִיל פָּנִים מִשָּֽׁמֶן</text:span><text:span text:style-name="T179">.</text:span><text:span text:style-name="T180"><text:s/>וְלֶֽחֶם לְבַב אֱנוֹשׁ יִסְעָד</text:span><text:span text:style-name="T181">.</text:span><text:span text:style-name="T182"><text:s/>יִשְׂבְּעוּ עֲצֵי יְיָ</text:span><text:span text:style-name="T183">.</text:span><text:span text:style-name="T184"><text:s/>אַרְזֵי לְבָנוֹן אֲשֶׁר נָטָע</text:span><text:span text:style-name="T185">.</text:span><text:span text:style-name="T186"><text:s/></text:span><text:span text:style-name="T187">אֲשֶׁר־שָׁם צִפֳּרִים יְקַנֵּֽנוּ</text:span><text:span text:style-name="T188">.</text:span><text:span text:style-name="T189"><text:s/>חֲסִידָה</text:span><text:span text:style-name="T190">.</text:span><text:span text:style-name="T191"><text:s/>בְּרוֹשִׁים בֵּיתָהּ</text:span><text:span text:style-name="T192">.</text:span><text:span text:style-name="T193"><text:s/></text:span><text:span text:style-name="T194">הָרִים הַגְּבֹהִים לַיְּעֵלִים</text:span><text:span text:style-name="T195">.</text:span><text:span text:style-name="T196"><text:s/>סְלָעִים מַחְסֶה לַשְׁפַנִּים</text:span><text:span text:style-name="T197">.</text:span><text:span text:style-name="T198"><text:s/>עָשָׂה יָרֵֽחַ לְמוֹעֲדִים</text:span><text:span text:style-name="T199">.</text:span><text:span text:style-name="T200"><text:s/>שֶֽׁמֶשׁ יָדַע מְבוֹאוֹ</text:span><text:span text:style-name="T201">.</text:span><text:span text:style-name="T202"><text:s/>תָּֽשֶׁת חֹֽשֶׁךְ וִֽיהִי לָֽיְלָה</text:span><text:span text:style-name="T203">.</text:span><text:span text:style-name="T204"><text:s/>בּוֹ תִרְמֹשׂ כׇּל־חַיְתוֹ־יָֽעַר</text:span><text:span text:style-name="T205">.</text:span><text:span text:style-name="T206"><text:s/>הַכְּפִירִים שֹׁאֲגִים לַטָּֽרֶף</text:span><text:span text:style-name="T207">.</text:span><text:span text:style-name="T208"><text:s/>וּלְבַקֵּשׁ מֵאֵל אׇכְלָם</text:span><text:span text:style-name="T209">.</text:span><text:span text:style-name="T210"><text:s/>תִּזְרַח הַשֶּֽׁמֶשׁ יֵאָסֵפוּן</text:span><text:span text:style-name="T211">.</text:span><text:span text:style-name="T212"><text:s/></text:span><text:span text:style-name="T213">וְאֶל מְעוֹנֹתָם יִרְבָּצוּן</text:span><text:span text:style-name="T214">.</text:span><text:span text:style-name="T215"><text:s/>יֵצֵא אָדָם לְפׇעֳלוֹ</text:span><text:span text:style-name="T216">.</text:span><text:span text:style-name="T217"><text:s/>וְלַעֲבֹדָתוֹ עֲדֵי־עָֽרֶב</text:span><text:span text:style-name="T218">.</text:span><text:span text:style-name="T219"><text:s/></text:span><text:span text:style-name="T220">מָה רַבּוּ מַעֲשֶֽׂיךָ יְיָ</text:span><text:span text:style-name="T221">.</text:span><text:span text:style-name="T222"><text:s/>כֻּלָּם בְּחׇכְמָה עָשִֽׂיתָ</text:span><text:span text:style-name="T223">.</text:span><text:span text:style-name="T224"><text:s/>מָלְאָה הָאָֽרֶץ קִנְיָנֶֽךָ</text:span><text:span text:style-name="T225">.</text:span><text:span text:style-name="T226"><text:s/>זֶה הַיָּם גָּדוֹל וּרְחַב יָדָֽיִם</text:span><text:span text:style-name="T227">.</text:span><text:span text:style-name="T228"><text:s/>שָֽׁם־רֶֽמֶשׂ וְאֵין מִסְפָּר</text:span><text:span text:style-name="T229">.</text:span><text:span text:style-name="T230"><text:s/>חַיּוֹת קְטַנּוֹת עִם גְּדֹלוֹת</text:span><text:span text:style-name="T231">.</text:span><text:span text:style-name="T232"><text:s/>שָׁם אֳנִיּוֹת יְהַלֵּכוּן</text:span><text:span text:style-name="T233">.</text:span><text:span text:style-name="T234"><text:s/>לִוְיָתָן זֶה יָצַֽרְתָּ לְשַֽׂחֶק־בּוֹ</text:span><text:span text:style-name="T235">.</text:span><text:span text:style-name="T236"><text:s/>כֻּלָּם אֵלֶֽיךָ יְשַׂבֵּרוּן</text:span><text:span text:style-name="T237">.</text:span><text:span text:style-name="T238"><text:s/>לָתֵת אׇכְלָם בְּעִתּוֹ</text:span><text:span text:style-name="T239">.</text:span><text:span text:style-name="T240"><text:s/>תִּתֵּן לָהֶם יִלְקֹטוּן</text:span><text:span text:style-name="T241">.</text:span><text:span text:style-name="T242"><text:s/></text:span><text:span text:style-name="T243">תִּפְתַּח יָדְךָ יִשְׂבְּעוּן טוֹב</text:span><text:span text:style-name="T244">.</text:span><text:span text:style-name="T245"><text:s/>תַּסְתִּיר פָּנֶֽיךָ יִבָּהֵלוּן</text:span><text:span text:style-name="T246">.</text:span><text:span text:style-name="T247"><text:s/></text:span><text:span text:style-name="T248">תֹּסֵף רוּחָם יִגְוָעוּן</text:span><text:span text:style-name="T249">.</text:span><text:span text:style-name="T250"><text:s/>וְאֶל עֲפָרָם יְשׁוּבוּן</text:span><text:span text:style-name="T251">.</text:span><text:span text:style-name="T252"><text:s/>תְּשַׁלַּח רוּחֲךָ יִבָּרֵאוּן</text:span><text:span text:style-name="T253">.</text:span><text:span text:style-name="T254"><text:s/>וּתְחַדֵּשׁ פְּנֵי אֲדָמָה</text:span><text:span text:style-name="T255">.</text:span><text:span text:style-name="T256"><text:s/>יְהִי כְבוֹד יְיָ לְעוֹלָם</text:span><text:span text:style-name="T257">.</text:span><text:span text:style-name="T258"><text:s/></text:span><text:span text:style-name="T259">יִשְׂמַח יְיָ בְּמַעֲשָׂיו</text:span><text:span text:style-name="T260">.</text:span><text:span text:style-name="T261"><text:s/>הַמַּבִּיט לָאָֽרֶץ וַתִּרְעָד</text:span><text:span text:style-name="T262">.</text:span><text:span text:style-name="T263"><text:s/>יִגַּע בֶּהָרִים וְיֶעֱשָׁנוּ</text:span><text:span text:style-name="T264">.</text:span><text:span text:style-name="T265"><text:s/>אָשִֽׁירָה לַייָ בְּחַיָּי</text:span><text:span text:style-name="T266">.</text:span><text:span text:style-name="T267"><text:s/>אֲזַמְּרָה לֵאלֹהַי בְּעוֹדִי</text:span><text:span text:style-name="T268">.</text:span><text:span text:style-name="T269"><text:s/>יֶעֱרַב עָלָיו שִׂיחִי</text:span><text:span text:style-name="T270">.</text:span><text:span text:style-name="T271"><text:s/>אָנֹכִי אֶשְׂמַח בַּייָ</text:span><text:span text:style-name="T272">.</text:span><text:span text:style-name="T273"><text:s/>יִתַּֽמּוּ חַטָּאִים מִן הָאָֽרֶץ</text:span><text:span text:style-name="T274">.</text:span><text:span text:style-name="T275"><text:s/>וּרְשָׁעִים עוֹד אֵינָם</text:span><text:span text:style-name="T276">.</text:span><text:span text:style-name="T277"><text:s/>בָּרְכִי נַפְשִׁי אֶת־יְיָ</text:span><text:span text:style-name="T278">.</text:span><text:span text:style-name="T279"><text:s/>הַלְ</text:span><text:span text:style-name="T280">לוּ־יָהּ</text:span><text:span text:style-name="T281">.</text:span></text:p>
      <text:p text:style-name="P282"><text:span text:style-name="T283">Musaf for Shabbat Rosh Chodesh</text:span><text:span text:style-name="T284">. <text:s/>Say the first three berakhot of the Amidah as normal on Shabbat</text:span><text:span text:style-name="T285">.</text:span><text:span text:style-name="T286"><text:s/>then:</text:span></text:p>
      <text:p text:style-name="P287"><text:span text:style-name="T288">אַתָּה יָצַֽרְתָּ עוֹלָמְךָ מִקֶּֽדֶם</text:span><text:span text:style-name="T289">.</text:span><text:span text:style-name="T290"><text:s/>כִּלִּֽיתָ מְלַאכְתְּךָ בַּיּוֹם הַשְּׁבִיעִי. אָהַֽבְתָּ אוֹתָֽנוּ וְרָצִֽיתָ בָּֽנוּ</text:span><text:span text:style-name="T291"><text:s/></text:span><text:span text:style-name="T292">וְרוֹמַמְתָּֽנוּ מִכׇּל הַלְּשׁוֹנוֹת וְקִדַּשְׁתָּֽנוּ בְּמִצְוֺתֶֽיךָ וְקֵרַבְתָּֽנוּ מַלְכֵּֽנוּ לַעֲבוֹדָתֶֽךָ וְשִׁמְךָ הַגָּדוֹל וְהַקָּדוֹשׁ עָלֵֽינוּ קָרָֽאתָ</text:span><text:span text:style-name="T293">.</text:span><text:span text:style-name="T294"><text:s/>וַתִּתֶּן־לָֽנוּ יְיָ אֱלֹהֵֽינוּ בְּאַהֲבָה שַׁבָּתוֹת לִמְנוּחָה וְרָאשֵׁי חֳדָשִׁים לְכַפָּרָה. וּלְפִי שֶׁחָטָֽאנוּ לְפָנֶֽיךָ אֲנַחְנוּ וַאֲבוֹתֵֽינוּ</text:span><text:span text:style-name="T295"><text:s/></text:span><text:span text:style-name="T296">חָרְבָה עִירֵֽנוּ וְשָׁמֵם בֵּית מִקְדָּשֵֽׁנוּ וְגָלָה יְקָרֵֽנוּ</text:span><text:span text:style-name="T297"><text:s/></text:span><text:span text:style-name="T298">וְנֻטַּל כָּבוֹד מִבֵּית חַיֵּֽינוּ וְאֵין אֲנַֽחְנוּ יְכוֹלִים לַעֲשׂוֹת חוֹבוֹתֵֽינוּ בְּבֵית בְּחִירָתֶֽךָ בַּבַּֽיִת הַגָּדוֹל וְהַקָּדוֹשׁ שֶׁנִּקְרָא שִׁמְךָ עָלָיו מִפְּנֵי הַיָּד שֶׁנִּשְׁתַּלְּחָה בְּמִקְדָּשֶֽׁךָ. יְהִי רָצוֹן מִלְּפָנֶֽיךָ יְיָ אֱלֹהֵֽינוּ וֵאלֹהֵי אֲבוֹתֵֽינוּ שֶׁתַּעֲלֵֽנוּ בְשִׂמְחָה לְאַרְצֵֽנוּ וְתִטָּעֵֽנוּ בִּגְבוּלֵֽנוּ</text:span><text:span text:style-name="T299">.</text:span><text:span text:style-name="T300"><text:s/>וְשָׁם נַעֲשֶׂה לְפָנֶֽיךָ אֶת קׇרְבְּנוֹת חוֹבוֹתֵֽינוּ תְּמִידִים כְּסִדְרָם וּמוּסָפִים כְּהִלְכָתָם. וְאֶת מוּסְפֵי יוֹם הַשַּׁבָּת הַזֶּה וְיוֹם רֹאשׁ הַחֹֽדֶשׁ הַזֶּה נַעֲשֶׂה וְנַקְרִיב לְפָנֶֽיךָ בְּאַהֲבָה כְּמִצְוַת רְצוֹנֶֽךָ כְּמוֹ שֶׁכָּתַבְתָּ עָלֵֽינוּ בְּתוֹרָתֶֽךָ עַל יְדֵי מֹשֶׁה עַבְדֶּֽךָ מִפִּי כְבוֹדֶֽךָ כָּאָמוּר</text:span><text:span text:style-name="T301">:<text:s/></text:span></text:p>
      <text:p text:style-name="P302"><text:span text:style-name="T303">וּבְיוֹם הַשַּׁבָּת שְׁנֵי כְבָשִׂים בְּנֵי שָׁנָה תְּמִימִם</text:span><text:span text:style-name="T304">.</text:span><text:span text:style-name="T305"><text:s/></text:span><text:span text:style-name="T306">וּשְׁנֵי עֶשְׂרֹנִים סֹֽלֶת מִנְחָה בְּלוּלָה בַשֶּֽׁמֶן וְנִסְכּוֹ</text:span><text:span text:style-name="T307">.<text:s/></text:span><text:span text:style-name="T308">עֹלַת שַׁבַּת בְּשַׁבַּתּוֹ עַל עֹלַת הַתָּמִיד וְנִסְכָּהּ</text:span><text:span text:style-name="T309">׃<text:s/></text:span><text:span text:style-name="T310">וּבְרָאשֵׁי חׇדְשֵׁיכֶם תַּקְרִֽיבוּ עֹלָה לַייָ: פָּרִים בְּנֵי בָקָר שְׁנַֽיִם וְאַֽיִל אֶחָד כְּבָשִׂים בְּנֵי שָׁנָה שִׁבְעָה</text:span><text:span text:style-name="T311"><text:s/></text:span><text:span text:style-name="T312">תְּמִימִים</text:span><text:span text:style-name="T313">׃<text:s/></text:span><text:span text:style-name="T314">וּמִנְחָתָם וְנִסְכֵּיהֶם כִּמְדֻבָּר</text:span><text:span text:style-name="T315">.</text:span><text:span text:style-name="T316"><text:s/>שְׁלֹשָׁה עֶשְׂרֹנִים לַפָּר וּשְׁנֵי עֶשְׂרֹנִים לָאָֽיִל וְעִשָּׂרוֹן לַכֶּֽבֶשׂ וְיַֽיִן כְּנִסְכּוֹ וְשָׂעִיר לְכַפֵּר וּשְׁנֵי תְמִידִים כְּהִלְכָתָם</text:span><text:span text:style-name="T317">.</text:span></text:p>
      <text:p text:style-name="P318"><text:span text:style-name="T319"><text:s/></text:span><text:span text:style-name="T320">יִשְׂמְחוּ בְמַלְכוּתְךָ שׁוֹמְרֵי שַׁבָּת וְקֽוֹרְאֵי עֹֽנֶג עַם מְקַדְּשֵׁי שְׁבִיעִי כֻּלָּם יִשְׂבְּעוּ וְיִתְעַנְּגוּ מִטּוּבֶֽךָ</text:span><text:span text:style-name="T321">.</text:span><text:span text:style-name="T322"><text:s/></text:span><text:span text:style-name="T323">וְהַשְּׁבִיעִי רָצִֽיתָ בּוֹ וְקִדַּשְׁתּוֹ חֶמְדַּת יָמִים אוֹתוֹ קָרָֽאתָ זֵֽכֶר לְמַעֲשֵׂה בְרֵאשִׁית</text:span><text:span text:style-name="T324">.<text:s/></text:span></text:p>
      <text:p text:style-name="P325"><text:span text:style-name="T326">אֱלֹהֵֽינוּ וֵאלֹהֵי אֲבוֹתֵֽינוּ רְצֵה בִמְנוּחָתֵֽנוּ</text:span><text:span text:style-name="T327"><text:s/></text:span><text:span text:style-name="T328">וְחַדֵּשׁ עָלֵֽינוּ בְּיוֹם הַשַּׁבָּת הַזֶּה אֶת הַחֹֽדֶשׁ הַזֶּה לְטוֹבָה וְלִבְרָכָה לְשָׂשׁוֹן וּלְשִׂמְחָה לִישׁוּעָה וּלְנֶחָמָה</text:span><text:span text:style-name="T329"><text:s/></text:span><text:span text:style-name="T330">לְפַרְנָסָה וּלְכַלְכָּלָה לְחַיִּים טוֹבִים וּלְשָׁלוֹם לִמְחִֽילַת חֵטְא וְלִסְלִיחַת עָוֺן</text:span><text:span text:style-name="T331"><text:s/>(</text:span><text:span text:style-name="T332">בשנה מעוברת</text:span><text:span text:style-name="T333">:<text:s/></text:span><text:span text:style-name="T334">וּלְכַפָּֽרַת פָּֽשַׁע). כִּי בְעַמְּךָ יִשְׂרָאֵל בָּחַֽרְתָּ מִכׇּל הָאֻמּוֹת וְשבת קׇדשך לָהֶם הוֹדָֽעְתָּ וְחֻקֵּי רָאשֵׁי חֳדָשִׁים לָהֶם קָבָֽעְתָּ</text:span><text:span text:style-name="T335">.<text:s/></text:span><text:span text:style-name="T336">בָּרוּךְ אַתָּה יְיָ מְקַדֵּשׁ הַשַּׁבָּת וְיִשְׂרָאֵל וְרָאשֵׁי חֳדָשִׁים</text:span><text:span text:style-name="T337">.</text:span></text:p>
      <text:p text:style-name="P338">Continue with “Retzei”. <text:s/>Ya’aleh Veyavo need not be added.</text:p>
      <text:p text:style-name="P339"><text:span text:style-name="T340"><text:s text:c="20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Nachlieli CLM" svg:font-family="Nachlieli CLM" style:font-family-generic="modern" style:font-pitch="variable" svg:panose-1="2 0 6 3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hlomo" svg:font-family="Shlomo" style:font-family-generic="system" style:font-pitch="variable" svg:panose-1="2 0 4 0 0 0 0 0 0 0"/>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Taamey Ashkenaz" svg:font-family="Taamey Ashkenaz"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Nachlieli CLM"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text-align="justify" fo:margin-bottom="0.0972in" fo:line-height="120%"/>
      <style:text-properties style:font-name-complex="Shlomo" fo:font-size="10.5pt" style:font-size-asian="10.5pt" style:font-size-complex="8pt" fo:hyphenate="false"/>
    </style:style>
    <style:style style:name="List" style:display-name="List" style:family="paragraph" style:parent-style-name="Textbody">
      <style:text-properties style:font-name-complex="Nachlieli CLM"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in" fo:page-height="8.5in" style:print-orientation="landscape" fo:margin-top="0.2in" fo:margin-left="0.2in" fo:margin-bottom="0.2in" fo:margin-right="0.2in" style:num-format="1" style:writing-mode="rl-tb">
        <style:columns fo:column-count="2">
          <style:column-sep/>
          <style:column style:rel-width="7632*" fo:start-indent="0in" fo:end-indent="0.05in"/>
          <style:column style:rel-width="7632*" fo:start-indent="0.05in" fo:end-indent="0in"/>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Nathan Kasimer</meta:initial-creator>
    <dc:creator>Kasimer Nathan</dc:creator>
    <meta:creation-date>2020-10-05T21:21:00Z</meta:creation-date>
    <dc:date>2020-10-18T02:46:00Z</dc:date>
    <meta:print-date>2020-10-15T12:51:00Z</meta:print-date>
    <meta:template xlink:href="Normal.dotm" xlink:type="simple"/>
    <meta:editing-cycles>26</meta:editing-cycles>
    <meta:editing-duration>PT13740S</meta:editing-duration>
    <meta:document-statistic meta:page-count="2" meta:paragraph-count="25" meta:word-count="1882" meta:character-count="12590" meta:row-count="89" meta:non-whitespace-character-count="10733"/>
  </office:meta>
</office:document-meta>
</file>